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uevo, en un día laborable, de ese tiempo que dedica a ver la televisión, ¿cuánto tiempo pasa usted normalmente viendo informativos u otros programas sobre política y actualidad?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, de nuevo, en un día laborable, de ese tiempo que dedica a escuchar la radio, ¿cuánto tiempo pasa normalmente escuchando informativos u otros programas sobre política y actualidad?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 de ese tiempo, ¿cuánto dedica a leer noticias sobre política o temas de actualidad?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zando ahora esta tarjeta, ¿con qué frecuencia utiliza usted Internet o el correo electrónico – ya sea en casa o en el trabajo - para asuntos personales?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"nunca se es lo bastante prudente" y 10 significa que "se puede confiar en la mayoría de la gente".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iría usted que le interesa...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muy bien lo que está pasando?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Cree usted que podría tener un papel activo en un grupo u organización que se dedique a temas políticos?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Utilizando esta tarjeta, ¿cree que, por lo general, a los políticos les importa lo que piensa la gente como usted?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¿Diría usted que a los políticos les interesan sólo los votos y no las opiniones de la gente?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 Parlamento español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ía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os políticos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El Parlamento Europeo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s Naciones Unidas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Votó usted en las últimas elecciones generales de marzo de 2000?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¿A qué partido votó en esas elecciones?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y muchas maneras de intentar que las cosas mejoren en España o, al menos, de evitar que vayan a peor.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los últimos 12 meses, ¿ha realizado usted alguna de las siguientes actividades?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onerse en contacto con un político o con una autoridad o funcionario estatal, autonómico o local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olaborar con un partido político o una plataforma de acción ciudadana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olaborar con alguna otra organización o asociación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levar o mostrar insignias o pegatinas de alguna campaña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Firmar una petición en una campaña de recogida de firmas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Participar en manifestaciones autorizadas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oicotear o dejar de utilizar ciertos productos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mprar ciertos productos deliberadamente por motivos políticos, éticos o medioambientales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Dar dinero a un grupo u organización política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articipar en actividades ilegales de protesta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¿Hay algún partido político al que usted se siente más cercano que a los demás?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¿Cuál?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¿En qué medida se siente usted cercano a ese partido?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Se siente...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¿Está usted afiliado a algún partido político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¿Cuál?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n política a veces se habla de "izquierda" y "derecha".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l 0 quiere decir "izquierda" y el 10 "derecha".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En términos generales, ¿en qué medida está usted satisfecho con su vida actualmente?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Por favor, responda utilizando esta tarjeta en la que 0 significa completamente insatisfecho y 10 significa completamente satisfecho.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Utilizando ahora esta tarjeta, ¿cómo valoraría, globalmente, el estado actual de la educación en España?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do la misma tarjeta, dígame, por favor, ¿cómo valoraría, globalmente, el estado actual del sistema sanitario en España?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as decisiones políticas pueden tomarse en distintos niveles.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Utilizando esta tarjeta, ¿en qué nivel principalmente cree usted que debería decidirse sobre cada una de las siguientes políticas?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rotección del medioambiente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ucha contra el crimen organizado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gricultura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defensa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políticas sociales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ayudas a países en desarrollo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inmigración y refugiados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tipos de interés bancarios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uanto menos intervenga el gobierno en la economía, mejor será para España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Los trabajadores necesitan sindicatos fuertes para proteger sus condiciones de trabajo y sus salarios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Los gays y las lesbianas deberían tener libertad para vivir como quieran.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Bajo cualquier circunstancia la ley debe ser siempre obedecida.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Los partidos políticos que pretenden acabar con la democracia deberían ser ilegalizados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l crecimiento económico siempre acaba dañando el medioambiente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Se puede contar con que la ciencia moderna resuelva nuestros problemas medioambientales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érminos generales, ¿en qué medida se considera usted una persona feliz o infeliz?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zando esta tarjeta dígame, ¿con qué frecuencia se reúne en su tiempo libre con sus amigos, familiares o compañeros de trabajo?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¿Tiene usted alguien con quien pueda hablar de temas íntimos y personales?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 comparación con otras personas de su edad, ¿con qué frecuencia diría usted que participa en actividades sociales?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los últimos 5 años, ¿ha sido usted o algún miembro de su hogar víctima de un robo o una agresión?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En qué medida se siente usted seguro/a caminando solo/a por esta zona de noche?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Se siente...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ablando de su salud, en general, ¿diría usted que su salud es...?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¿Tiene usted dificultades para llevar a cabo sus actividades cotidianas a causa de alguna enfermedad crónica, discapacidad o problema de salud mental?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¿Pertenece usted a alguna religión?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¿Cuál?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¿Y en algún momento de su vida ha pertenecido usted a alguna religión?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¿Cuál?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pertenece usted a alguna religión ¿en qué medida se considera usted una persona religiosa?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e de ocasiones especiales como bodas, bautizos y funerales, ¿con qué frecuencia asiste usted a ceremonias religiosas habitualmente?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e de las ocasiones en que asiste a ceremonias religiosas, ¿con qué frecuencia reza?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 ahora, cambiando de tema, ¿considera usted Que pertenece a un grupo contra el que exista algún tipo de discriminación en este país?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¿Por qué motivos se discrimina a su grupo?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¿Tiene usted la nacionalidad española?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ESS_R01_2002_SPA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¿Cuál es su nacionalidad?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¿Nació usted en España?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ESS_R01_2002_SPA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¿En qué país nació?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¿Cuánto tiempo hace que vino a vivir a España?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ESS_R01_2002_SPA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¿Qué idioma o idiomas habla normalmente en su casa?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¿Pertenece usted a una minoría étnica en España?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¿Nació su padre en España?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¿En qué continente nació su padre?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¿Nació su madre en España?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¿En cuál de estos continentes nació su madre?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nse en las personas que últimamente vienen a vivir a España procedentes de otros países.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¿Cree usted que...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ense ahora en las personas que últimamente vienen a vivir a España procedentes de otros países de Europa, ¿cree usted que...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Y piense ahora en las personas que últimamente vienen a vivir a España procedentes de países no europeos, ¿cree usted que...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hora, y utilizando esta tarjeta, ¿hasta qué punto cree usted que España debería permitir que personas de la misma raza o grupo étnico que la mayoría de los españoles vengan a vivir aquí?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¿Y qué me dice de los que son de una raza o grupo étnico distinto al de la mayoría de los españoles?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tilizando la misma tarjeta, ¿hasta qué punto cree usted que España debería permitir que personas de los países ricos de Europa se vengan a vivir aquí?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¿Y qué me dice de los que proceden de los países pobres de Europa?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¿Hasta qué punto cree usted que España debería permitir que personas de los países ricos de fuera de Europa vengan a vivir aquí?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¿Y qué me dice de los que proceden de los países pobres de fuera de Europa?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ígame, por favor, qué importancia debería tener cada uno de los siguientes aspectos en la decisión de permitir o no, a una persona que ha nacido y vivido siempre fuera de España, venir a vivir aquí.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n primer lugar, ¿qué importancia debería tener que esa persona...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enga un buen nivel educativo?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nga familiares cercanos viviendo aquí?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hable castellano o la lengua oficial de esta Comunidad Autónoma?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ea de un país de tradición cristiana?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ea de raza blanca?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ga mucho dinero?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enga una cualificación laboral de las que España necesita?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sté dispuesto a adoptar el modo de vida español?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zando esta tarjeta, dígame en qué medida está usted de acuerdo o no con las siguientes afirmaciones.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or lo general, los sueldos bajan como consecuencia de la llegada de personas que vienen a vivir y trabajar a España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Por lo general, la llegada de personas que vienen a vivir y trabajar aquí perjudica más las perspectivas económicas de los españoles pobres que las de los ricos.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as personas que vienen a vivir y trabajar a España permiten cubrir puestos de trabajo para los que no hay mano de obra suficiente.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i alguien que viene a vivir y trabajar aquí se queda en el paro durante mucho tiempo, debería ser expulsado del país.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as personas que han venido a vivir a España deberían tener los mismos derechos que los demás.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i alguien que ha venido a vivir aquí comete un delito grave, debe ser expulsado del país.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i alguien que ha venido a vivir a España comete cualquier delito, debe ser expulsado del país.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tilizando esta tarjeta ¿diría usted que, por lo general, las personas que vienen a vivir a España le quitan el trabajo a los trabajadores españoles o que, por lo general, contribuyen a crear nuevos empleos?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a mayoría de las personas que vienen a vivir a España trabajan y pagan impuestos.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 mismo tiempo reciben atención sanitaria y otras prestaciones sociales.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n conjunto, ¿cree usted que estas personas reciben más de lo que aportan o aportan más de lo que reciben?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¿Diría usted que, por lo general, para la economía española, es bueno o es malo que venga a vivir gente de otros países?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l problema de la inseguridad ciudadana en España ¿empeora o mejora con la llegada de gente de otros países?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Cuando la gente deja su país para venir a vivir a España, ¿cree usted que, a largo plazo, esto tiene un efecto negativo o positivo en sus países de origen?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Y, utilizando esta tarjeta, ¿cree usted que la vida cultural española se empobrece o se enriquece con las personas de otros países que vienen a vivir aquí?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tilizando esta tarjeta, indique por favor en qué medida está usted de acuerdo o en desacuerdo con las siguientes afirmaciones.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Todos los países se benefician si los trabajadores pueden trasladarse a los países donde son más necesarios.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os países ricos tienen el deber de acoger a personas procedentes de países pobres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ensando otra vez en las personas que han venido a vivir a España de otro país y que son de la misma raza o grupo étnico que la mayoría de los españoles, ¿hasta qué punto le importaría que una de estas personas?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fuese su jefe?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e casara con un familiar cercano suyo?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Y pensando en las personas que han venido a vivir a España de otro país y que son de una raza o grupo étnico diferente del de la mayoría de los españoles, ¿hasta qué punto le importaría que una de estas personas...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fuese su jefe?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e casara con un familiar cercano suyo?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tuviera que decidir dónde vivir, ¿en cuál de estos tres lugares le gustaría vivir?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tilizando esta tarjeta ¿cómo describiría usted El lugar en el que vive actualmente?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tilizando esta tarjeta, indique por favor en qué medida está usted de acuerdo o en desacuerdo con cada una de las siguientes afirmaciones.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ara un país es mejor que casi todo el mundo comparta las mismas costumbres y tradiciones.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ara un país es mejor que en él convivan gentes de distintas religiones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ra un país es mejor que casi todo el mundo hable al menos una lengua común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as distintas comunidades de personas que han venido a vivir a España deberían poder educar a sus hijos en escuelas separadas si así lo desean.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i un país quiere evitar problemas debe poner fin a la inmigración.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¿Hasta qué punto cree usted que las siguientes medidas son buenas o malas para un país?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na ley contra la discriminación racial o étnica en el trabajo.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Una ley contra todo aquello que fomente el odio a otras razas o etnias.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¿Tiene usted amigos que hayan venido a vivir a España procedentes de otro país?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¿Tiene usted compañeros de trabajo o colegas de profesión que hayan venido a vivir a España procedentes de otro país?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Algunas personas vienen a España y solicitan asilo alegando ser perseguidos en sus países de origen.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Utilizando esta tarjeta, indique por favor en qué medida está usted de acuerdo o en desacuerdo con las siguientes afirmaciones.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primer lugar..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spaña recibe más solicitudes de asilo de las que le corresponden.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ientras se tramitan sus solicitudes de asilo, estas personas deberían poder trabajar en España.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<text:s/>El gobierno debería ser generoso al decider sobre las solicitudes de asilo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<text:s/>La mayoría de los solicitantes de asilo en realidad no son perseguidos en sus países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ientras se tramitan sus casos, los solicitantes de asilo deberían estar alojados en centros de acogida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ientras se tramitan sus casos, el gobierno español debería ayudar económicamente a los solicitantes de asilo.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Los refugiados que son aceptados deberían tener derecho a traer a sus familiares más cercanos.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e cada 100 personas que viven en España ¿cuántas cree usted que han nacido fuera del país?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En comparación con otros países europeos de tamaño parecido, ¿cree usted que el número de personas de otros países que vienen a vivir a España es mayor, menor o similar?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¿Cuál cree usted que es actualmente la proporción entre el número de personas que se van de España y los que vienen para quedarse a vivir?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ara cada una de las organizaciones voluntarias que le voy a mencionar, dígame, utilizando esta tarjeta por favor, si alguna de estas situaciones describe su caso en la actualidad o en algún momento durante los últimos doce meses.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En primer lugar ¿En relación a...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¿Qué más?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un club deportivo o una asociación de actividades de recreo al aire libre?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una asociación con fines culturales o de ocio?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un sindicato?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una organización empresarial, profesional, o agrícola?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una asociación de consumidores o de automovilistas?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una organización de ayuda humanitaria, de derechos humanos, de minorías sociales, o de inmigrantes?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una asociación ecologista, pacifista, o protectora de animales?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un grupo parroquial u otra organización de carácter religioso?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un partido político?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<text:s/>una asociación científica, educativa, de profesores, o de padres de alumnos?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un club social de jóvenes, de jubilados o personas mayores, de mujeres, o una sociedad de amigos?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cualquier otra organización de carácter voluntario similar a las que he mencionado?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Para cada organización mencionada en A preguntar: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¿Tiene usted amigos cercanos dentro de esa organización?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un club deportivo o una asociación de actividades de recreo al aire libre?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una asociación con fines culturales o de ocio?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un sindicato?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una organización empresarial, profesional, o agrícola?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una asociación de consumidores o de automovilistas?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una organización de ayuda humanitaria, de derechos humanos, de minorías sociales, o de inmigrantes?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una asociación ecologista, pacifista, o protectora de animales?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un grupo parroquial u otra organización de carácter religioso?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un partido político?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una asociación científica, educativa, de profesores, o de padres de alumnos?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un club social de jóvenes, de jubilados o personas mayores, de mujeres, o una sociedad de amigos?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cualquier otra organización de carácter voluntario similar a las que he mencionado?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zando ahora esta tarjeta dígame, por favor, en qué medida los siguientes aspectos son importantes en su vida: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n primer lugar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a familia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os amigos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l tiempo libre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la política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l trabajo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a religión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as asociaciones voluntarias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in tener en cuenta lo que haga usted por su familia, en su trabajo o en asociaciones voluntarias, ¿con qué frecuencia presta usted ayuda a otras personas, si es que lo hace alguna vez?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tilizando esta misma tarjeta ¿con qué frecuencia diría usted que habla de política y de temas de actualidad?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Para ser un buen ciudadano ¿qué importancia tiene para usted cada uno de los siguientes comportamientos?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yudar a personas que están en peor situación que uno?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votar en las elecciones?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bedecer siempre las leyes y las normas?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formarse una opinión propia, independientemente de la de los demás?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participar activamente en asociaciones voluntarias?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participar activamente en política?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¿Cuánto tiempo lleva usted viviendo en esta zona?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A TODOS: Las siguientes preguntas hacen referencia a su vida laboral.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¿En este momento, su situación laboral es...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A continuación voy a leerle una lista de actividades relacionadas con su vida laboral.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Utilizando esta tarjeta, por favor dígame hasta qué punto la dirección o sus jefes en el trabajo le permiten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ener un horario laboral flexible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influir en su entorno laboral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decidir sobre los objetivos generales de su trabajo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ambiar de tareas si lo desea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A continuación y utilizando esta tarjeta podría decirme ¿en qué medida sería difícil o fácil para usted...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conseguir un trabajo similar o mejor en otra empresa o entidad si lo deseara?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rear su propia empresa o negocio si quisiera?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¿Podría decirme si hay algún sindicato u otra organización similar en su lugar de trabajo?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¿Y, en qué medida es difícil o fácil...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que el sindicato influya en las condiciones laborales de su lugar de trabajo?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Durante los últimos 12 meses ¿se ha sentido, en general, satisfecho o insatisfecho con el modo en el que se han gestionado las cosas en su lugar de trabajo?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Y, también durante los últimos doce meses ¿ha intentado usted mejorar las condiciones en su trabajo, o impedir que éstas fueran a peor?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¿Se logró alguna mejora?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Con independencia del resultado, ¿fue usted tratado correcta o incorrectamente en su intento de mejorar las condiciones en su lugar de trabajo?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1_2002_SPA_ES_20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ido usted ¿cuántas personas, adultos y niños, viven habitualmente en esta casa?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exo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1_2002_SPA_ES_21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¿En qué año nació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zando esta tarjeta, ¿qué relación tiene esta persona con usted?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¿Cuál de las siguientes frases describe mejor el lugar donde vive?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¿Cuál es el nivel de estudios más alto que ha obtenido?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Teniendo en cuenta todos los estudios formales que usted ha realizado, ¿durante cuántos años escolares completos ha estudiado usted, excluyendo interrupciones por trabajo u otros motivos?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enga en cuenta el tiempo que pueda haber pasado en un pre-escolar ni prácticas laborales.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zando esta tarjeta ¿podría decirme en cuáles de estas situaciones se ha encontrado usted en los últimos siete días?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Ha realizado algún trabajo remunerado (de una hora o más) en los últimos 7 días?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¿Ha tenido en algún momento un trabajo remunerado?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string" calcext:value-type="string">
            <text:p>ESS_R01_2002_SPA_ES_22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¿En qué año tuvo usted su último trabajo remunerado?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su trabajo principal ¿es usted..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¿Cuántos empleados tiene usted?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¿Tiene usted un contrato laboral...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ido usted mismo, ¿cuántos empleados hay habitualmente en su lugar de trabajo?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su trabajo principal ¿Es usted responsable de supervisar el trabajo de otros empleados?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1_2002_SPA_ES_22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¿Cuántos empleados están a su cargo?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¿Hasta qué punto puede usted organizar su propio trabajo?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1_2002_SPA_ES_228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Sin contar horas extras remuneradas o no, ¿cuántas horas de trabajo a la semana estipula el contrato de su trabajo principal?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1_2002_SPA_ES_229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iguiendo con su trabajo principal, con independencia del número de horas estipuladas en su contrato, ¿cuántas horas trabaja/ba normalmente a la semana, incluyendo horas extras, remuneradas o no?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1_2002_SPA_ES_23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¿Cómo definiría su puesto (o cargo) de trabajo principal?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ESS_R01_2002_SPA_ES_23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En su trabajo principal ¿qué tipo de tarea realiza durante la mayor parte del tiempo?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1_2002_SPA_ES_23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¿Qué tipo de formación o de cualificaciones requiere ese trabajo?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1_2002_SPA_ES_23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¿A qué se dedica la empresa o entidad para la que usted trabaja?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La empresa/ entidad donde usted trabaja, ¿es del sector público, privado, o sin ánimo de lucro?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¿En algún momento de su vida ha estado en el paro o buscando trabajo durante un período de más de tres meses?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¿Alguno de estos períodos ha durado 12 meses o más?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¿Alguno de estos períodos ha sido en los últimos 5 años?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¿Está o ha estado afiliado alguna vez a un sindicato u organización similar?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or favor, considere todos los ingresos de todos los miembros del hogar.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¿Cuál es la principal fuente de ingresos de su hogar?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Aproximadamente semanal: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Aproximadamente mensual: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Aproximadamente anual: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¿Cuál de las afirmaciones de esta tarjeta describe mejor cómo se siente con respecto a los ingresos de su hogar en la actualidad?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i por cualquier razón usted se viera en graves dificultades económicas y tuviera que pedir dinero prestado para llegar a fin de mes, ¿en qué medida esto le resultaría difícil o fácil?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vive con marido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¿Cuál es el nivel de estudios más alto que ha obtenido su marido?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¿En cuál de estas situaciones se ha encontrado su marido en los últimos 7 días?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Ha realizado su marido algún trabajo remunerado (de una hora o más) en los últimos 7 días?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string" calcext:value-type="string">
            <text:p>ESS_R01_2002_SPA_ES_250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¿Cómo definiría el cargo o puesto de su trabajo principal?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ESS_R01_2002_SPA_ES_25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n su trabajo principal ¿qué tipo de tarea realiza su marido durante la mayor parte del tiempo?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1_2002_SPA_ES_252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¿Qué tipo de formación o de cualificaciones requiere ese trabajo?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1_2002_SPA_ES_253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¿A qué se dedica la empresa o entidad para la que trabaja su marido?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La empresa/entidad donde trabaja su marido, ¿es del sector público, privado, o sin ánimo de lucro?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su trabajo principal, ¿su marido es...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string" calcext:value-type="string">
            <text:p>ESS_R01_2002_SPA_ES_25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¿Cuántos empleados tiene su marido, si es que tiene alguno?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su trabajo principal ¿sabe si su marido es responsable de supervisar el trabajo de otros empleados?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ESS_R01_2002_SPA_ES_25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¿Cuántos empleados tiene su marido a su cargo?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, siguiendo con su marido, ¿cuántas horas trabaja normalmente a la semana (en su trabajo principal)?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Por favor, incluya las horas extras, sean o no remuneradas.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¿Cuál es el nivel más alto de estudios que obtuvo su padre?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Cuando usted tenía 14 años, ¿trabajaba su padre como trabajador por cuenta ajena, trabajador por cuenta propia, o no trabajaba por aquel entonces?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¿Cuántos empleados tenía su padre a su cargo?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¿Era su padre responsable de supervisar el trabajo de otros empleados?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ESS_R01_2002_SPA_ES_26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Y, siguiendo con su padre ¿cómo definiría el cargo o puesto de su trabajo principal?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¿Cuál de las profesiones u ocupaciones que aparecen en esta tarjeta describe mejor el tipo de trabajo que hacía su padre cuando usted tenía 14 años?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¿Cuál es el nivel más alto de estudios que obtuvo su madre?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Cuando usted tenía 14 años, ¿trabajaba su madre como trabajadora por cuenta ajena, trabajadora por cuenta propia, o no trabajaba por aquél entonces?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¿Cuántos empleados tenía su madre a su cargo?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¿Era su madre responsable de supervisar el trabajo de otros empleados?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ESS_R01_2002_SPA_ES_27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Y, siguiendo con su madre ¿cómo definiría el cargo o puesto de su trabajo principal?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¿Cuál de las profesiones u ocupaciones que aparecen en esta tarjeta describe mejor el tipo de trabajo que hacía su madre cuando usted tenía 14 años?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En los últimos doce meses ¿ha asistido usted a algún curso, seminario o conferencia para mejorar sus conocimientos o sus habilidades laborales?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Querría ahora hacerle unas preguntas sobre su estado civil.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¿Cuál de los siguientes casos que aparecen en la tarjeta describe mejor su situación?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¿Vive usted en la actualidad con su marido?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¿Vive usted en la actualidad con otro compañero sentimental?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¿Vive usted en la actualidad con su pareja?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Ha vivido usted alguna vez con su pareja sin estar casado con él?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Se ha divorciado usted alguna vez?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TIENE HIJOS VIVIENDO EN CASA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¿Ha tenido usted alguna vez hijos (ya sean suyos o de su pareja, incluyendo hijos/as adoptados/as o en acogida) viviendo en casa?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¿Cómo ha sido administrado el cuestionario autocumplimentado?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¿Ha pedido el entrevistado aclaraciones con respecto a alguna de las preguntas?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¿Ha tenido usted la sensación de que el entrevistado se mostrara reticente a contestar alguna de las preguntas?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¿Ha tenido la sensación de que el entrevistado ha intentado contestar a las preguntas lo mejor que podía?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En general, ¿ha tenido la sensación de que el entrevistado entendía las preguntas?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¿Había alguien más presente que interfiriera con la entrevista?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¿Quién era esta persona?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Codifique todas las personas que sean necesarias.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ESS_R01_2002_SPA_ES_289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Si tiene algún otro comentario que hacer sobre la entrevista, por favor, anótelo a continuación.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“nunca se es lo bastante prudente” y 10 significa que “se puede confiar en la mayoría de la gente”.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iría usted que le interesa...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Votó usted en las últimas elecciones generales de marzo de 2000?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muy bien lo que está pasando?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l 0 quiere decir “izquierda” y el 10 “derecha”.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Cree usted que podría tener un papel activo en un grupo u organización que se dedique a temas políticos?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uanto menos intervenga el gobierno en la economía, mejor será para España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Los trabajadores necesitan sindicatos fuertes para proteger sus condiciones de trabajo y sus salarios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ia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pertenece usted a alguna religión ¿en qué medida se considera usted una persona religiosa?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tilizando esta tarjeta ¿diría usted que, por lo general, las personas que vienen a vivir a España le quitan el trabajo a los trabajadores españoles o que, por lo general, contribuyen a crear nuevos empleos?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as distintas comunidades de personas que han venido a vivir a España deberían poder educar a sus hijos en escuelas separadas si así lo desean.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e cada 100 personas que viven en España ¿cuántas cree usted que han nacido fuera del país?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En los últimos doce meses ¿ha asistido usted a algún curso, seminario o conferencia para mejorar sus conocimientos o sus habilidades laborales?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¿Diría usted que, por lo general, se puede confiar en la mayoría de la gente, o que nunca se es lo bastante prudente en el trato con los demás?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Marque la casilla que mejor describa su opinión, teniendo en cuenta que 0 quiere decir que nunca se es lo bastante prudente y 5 que se puede confiar en la mayoría de la gente.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¿Cree que la mayoría de la gente intentaría aprovecharse de usted si pudiera, o que sería honrada con usted?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¿Diría usted que la mayoría de las veces la gente intenta ayudar a los demás o que mira por sí misma?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Por favor, dígame en una escala de 0 a 10 qué grado de confianza le merecen a usted personalmente cada una de las siguientes instituciones.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l Parlamento español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El sistema judicial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La policía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Por favor, indique en qué medida está usted de acuerdo o no con cada una de las siguientes afirmaciones.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“Cuanto menos intervenga el gobierno en la economía, mejor será para España”.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“El gobierno debería tomar medidas para reducir las diferencias en los niveles de ingresos”.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“Los trabajadores necesitan sindicatos fuertes para proteger sus condiciones de trabajo y sus salarios”.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Por favor, indique en qué medida está usted de acuerdo o no con las siguientes frases.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“A veces la política me parece tan complicada que no puedo entender muy bien lo que está pasando”.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“Creo que podría tener un papel activo en un grupo u organización que se dedique a temas políticos”.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"Me resulta fácil formarme una opinión sobre temas políticos”.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En conjunto, ¿en qué medida está usted satisfecho con la situación económica actual en España?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Por favor, marque la casilla que mejor represente su opinión teniendo en cuenta que 0 quiere decir completa-mente insatisfecho y 5 completamente satisfecho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Y pensando en el gobierno español, ¿en qué medida está usted satisfecho con la forma en que está desarrollando su labor?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Y, en términos generales, ¿en qué medida está usted satisfecho con el funcionamiento de la democracia en España?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¿Diría usted que, por lo general, se puede confiar en la mayoría de la gente, o que nunca se es lo bastante prudente en el trato con los demás?.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¿Cree que la mayoría de la gente intentaría aprovecharse de usted si pudiera, o que sería honrada con usted?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¿Diría usted que la mayoría de las veces la gente intenta ayudar a los demás o que mira por sí misma?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Por favor, díganos, utilizando una escala de 0 a 10, qué grado de confianza le merece a usted personalmente el Parlamento español.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no confía en absoluto puntúe con un 0.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confía plenamente puntúe con un 10.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Cuanto más confíe en el Parlamento, más alta deberá ser su puntuación.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Por favor, díganos, utilizando una escala de 0 a 10, qué grado de confianza le merece a usted personalmente el sistema judicial.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no confía en absoluto puntúe con 0.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confía plenamente puntúe con 10.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Cuanto más confíe en el sistema judicial, más alta deberá ser su puntuación.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Por favor, díganos, utilizando una escala de 0 a 10, qué grado de confianza le merece a usted personalmente la policía.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no confía en absoluto puntúe con 0.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confía plenamente puntúe con 10.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Cuanto más confíe en la policía, más alta deberá ser su puntuación.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lo general, ¿es bueno para España que el gobierno intervenga menos en la economía?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¿Debería el gobierno tomar medidas para reducir las diferencias en los niveles de ingresos?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¿Necesitan los trabajadores sindicatos fuertes para proteger sus condiciones de trabajo y sus salarios?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Por favor, indique en qué medida está usted de acuerdo o no con las siguientes afirmaciones.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A veces la política me parece tan complicada que no puedo entender muy bien lo que está pasando.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reo que podría tener un papel activo en un grupo u organización que se dedique a temas políticos.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Me resulta fácil formarme una opinión sobre temas políticos.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Y pensando en el gobierno español, ¿en qué medida está usted satisfecho con la forma en que está desarrollando su labor?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52" calcext:value-type="float">
            <text:p>3052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ada</text:p>
          </table:table-cell>
          <table:table-cell office:value-type="float" office:value="10688" calcext:value-type="float">
            <text:p>1068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os de 0.5 hora</text:p>
          </table:table-cell>
          <table:table-cell office:value-type="float" office:value="10689" calcext:value-type="float">
            <text:p>10689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0.5 hora a 1 hora</text:p>
          </table:table-cell>
          <table:table-cell office:value-type="float" office:value="10690" calcext:value-type="float">
            <text:p>1069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, hasta 1.5 hora</text:p>
          </table:table-cell>
          <table:table-cell office:value-type="float" office:value="10691" calcext:value-type="float">
            <text:p>10691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.5, hasta 2 horas</text:p>
          </table:table-cell>
          <table:table-cell office:value-type="float" office:value="10692" calcext:value-type="float">
            <text:p>1069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, hasta 2.5 horas</text:p>
          </table:table-cell>
          <table:table-cell office:value-type="float" office:value="10693" calcext:value-type="float">
            <text:p>10693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.5, hasta 3 horas</text:p>
          </table:table-cell>
          <table:table-cell office:value-type="float" office:value="10694" calcext:value-type="float">
            <text:p>10694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3 horas</text:p>
          </table:table-cell>
          <table:table-cell office:value-type="float" office:value="10695" calcext:value-type="float">
            <text:p>1069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sabe)</text:p>
          </table:table-cell>
          <table:table-cell office:value-type="float" office:value="10696" calcext:value-type="float">
            <text:p>1069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tengo acceso en casa ni en el trabajo</text:p>
          </table:table-cell>
          <table:table-cell office:value-type="float" office:value="7829" calcext:value-type="float">
            <text:p>782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nca lo utilizo</text:p>
          </table:table-cell>
          <table:table-cell office:value-type="float" office:value="7830" calcext:value-type="float">
            <text:p>783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os de una vez al mes</text:p>
          </table:table-cell>
          <table:table-cell office:value-type="float" office:value="7831" calcext:value-type="float">
            <text:p>783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l mes</text:p>
          </table:table-cell>
          <table:table-cell office:value-type="float" office:value="7832" calcext:value-type="float">
            <text:p>783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l mes</text:p>
          </table:table-cell>
          <table:table-cell office:value-type="float" office:value="7833" calcext:value-type="float">
            <text:p>783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 la semana</text:p>
          </table:table-cell>
          <table:table-cell office:value-type="float" office:value="7834" calcext:value-type="float">
            <text:p>78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 la semana</text:p>
          </table:table-cell>
          <table:table-cell office:value-type="float" office:value="7835" calcext:value-type="float">
            <text:p>783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dos los días</text:p>
          </table:table-cell>
          <table:table-cell office:value-type="float" office:value="7836" calcext:value-type="float">
            <text:p>783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sabe)</text:p>
          </table:table-cell>
          <table:table-cell office:value-type="float" office:value="7837" calcext:value-type="float">
            <text:p>783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Nunca se es lo bastante prudente</text:p>
          </table:table-cell>
          <table:table-cell office:value-type="float" office:value="7838" calcext:value-type="float">
            <text:p>783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7839" calcext:value-type="float">
            <text:p>783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7840" calcext:value-type="float">
            <text:p>784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7841" calcext:value-type="float">
            <text:p>78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7842" calcext:value-type="float">
            <text:p>784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7843" calcext:value-type="float">
            <text:p>784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7844" calcext:value-type="float">
            <text:p>784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7845" calcext:value-type="float">
            <text:p>784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7846" calcext:value-type="float">
            <text:p>784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7847" calcext:value-type="float">
            <text:p>7847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7848" calcext:value-type="float">
            <text:p>784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7849" calcext:value-type="float">
            <text:p>784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intentaría aprovecharse de mí</text:p>
          </table:table-cell>
          <table:table-cell office:value-type="float" office:value="7850" calcext:value-type="float">
            <text:p>785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7851" calcext:value-type="float">
            <text:p>785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7852" calcext:value-type="float">
            <text:p>785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7853" calcext:value-type="float">
            <text:p>785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7854" calcext:value-type="float">
            <text:p>785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7855" calcext:value-type="float">
            <text:p>785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7856" calcext:value-type="float">
            <text:p>785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7857" calcext:value-type="float">
            <text:p>785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7858" calcext:value-type="float">
            <text:p>785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7859" calcext:value-type="float">
            <text:p>785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7860" calcext:value-type="float">
            <text:p>786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7861" calcext:value-type="float">
            <text:p>786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mira por sí misma</text:p>
          </table:table-cell>
          <table:table-cell office:value-type="float" office:value="7862" calcext:value-type="float">
            <text:p>786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7863" calcext:value-type="float">
            <text:p>786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7865" calcext:value-type="float">
            <text:p>786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7866" calcext:value-type="float">
            <text:p>786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7867" calcext:value-type="float">
            <text:p>786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7868" calcext:value-type="float">
            <text:p>786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7869" calcext:value-type="float">
            <text:p>786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7870" calcext:value-type="float">
            <text:p>78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7871" calcext:value-type="float">
            <text:p>787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7872" calcext:value-type="float">
            <text:p>787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7873" calcext:value-type="float">
            <text:p>787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7874" calcext:value-type="float">
            <text:p>7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7875" calcext:value-type="float">
            <text:p>787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7876" calcext:value-type="float">
            <text:p>787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7877" calcext:value-type="float">
            <text:p>78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7878" calcext:value-type="float">
            <text:p>78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7879" calcext:value-type="float">
            <text:p>787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7880" calcext:value-type="float">
            <text:p>788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7881" calcext:value-type="float">
            <text:p>788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7882" calcext:value-type="float">
            <text:p>788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7883" calcext:value-type="float">
            <text:p>788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7884" calcext:value-type="float">
            <text:p>788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no</text:p>
          </table:table-cell>
          <table:table-cell office:value-type="float" office:value="10697" calcext:value-type="float">
            <text:p>1069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no</text:p>
          </table:table-cell>
          <table:table-cell office:value-type="float" office:value="10698" calcext:value-type="float">
            <text:p>10698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al vez sí, tal vez no</text:p>
          </table:table-cell>
          <table:table-cell office:value-type="float" office:value="10699" calcext:value-type="float">
            <text:p>1069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sí</text:p>
          </table:table-cell>
          <table:table-cell office:value-type="float" office:value="10700" calcext:value-type="float">
            <text:p>107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sí</text:p>
          </table:table-cell>
          <table:table-cell office:value-type="float" office:value="10701" calcext:value-type="float">
            <text:p>10701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10702" calcext:value-type="float">
            <text:p>1070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difícil</text:p>
          </table:table-cell>
          <table:table-cell office:value-type="float" office:value="7885" calcext:value-type="float">
            <text:p>788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7886" calcext:value-type="float">
            <text:p>788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ácil</text:p>
          </table:table-cell>
          <table:table-cell office:value-type="float" office:value="7887" calcext:value-type="float">
            <text:p>788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ácil</text:p>
          </table:table-cell>
          <table:table-cell office:value-type="float" office:value="7888" calcext:value-type="float">
            <text:p>78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fácil</text:p>
          </table:table-cell>
          <table:table-cell office:value-type="float" office:value="7889" calcext:value-type="float">
            <text:p>788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7890" calcext:value-type="float">
            <text:p>789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casi ningún político le importa lo que piensa la gente como yo</text:p>
          </table:table-cell>
          <table:table-cell office:value-type="float" office:value="10703" calcext:value-type="float">
            <text:p>10703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uy pocos les importa</text:p>
          </table:table-cell>
          <table:table-cell office:value-type="float" office:value="10704" calcext:value-type="float">
            <text:p>10704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algunos les importa</text:p>
          </table:table-cell>
          <table:table-cell office:value-type="float" office:value="10705" calcext:value-type="float">
            <text:p>10705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uchos les importa</text:p>
          </table:table-cell>
          <table:table-cell office:value-type="float" office:value="10706" calcext:value-type="float">
            <text:p>10706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la mayoría de los políticos les importa lo que piensa la gente como yo</text:p>
          </table:table-cell>
          <table:table-cell office:value-type="float" office:value="10707" calcext:value-type="float">
            <text:p>10707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10708" calcext:value-type="float">
            <text:p>1070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casi todos los políticos les interesan sólo los votos</text:p>
          </table:table-cell>
          <table:table-cell office:value-type="float" office:value="10709" calcext:value-type="float">
            <text:p>1070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yoría de los políticos les interesan sólo los votos</text:p>
          </table:table-cell>
          <table:table-cell office:value-type="float" office:value="10710" calcext:value-type="float">
            <text:p>1071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algunos políticos les interesan sólo los votos, a otros no</text:p>
          </table:table-cell>
          <table:table-cell office:value-type="float" office:value="10711" calcext:value-type="float">
            <text:p>10711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yoría de los políticos les interesan las opiniones de la gente</text:p>
          </table:table-cell>
          <table:table-cell office:value-type="float" office:value="10712" calcext:value-type="float">
            <text:p>10712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casi todos los políticos les interesan las opiniones de la gente</text:p>
          </table:table-cell>
          <table:table-cell office:value-type="float" office:value="10713" calcext:value-type="float">
            <text:p>10713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sabe)</text:p>
          </table:table-cell>
          <table:table-cell office:value-type="float" office:value="10714" calcext:value-type="float">
            <text:p>10714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7891" calcext:value-type="float">
            <text:p>789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7892" calcext:value-type="float">
            <text:p>78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7894" calcext:value-type="float">
            <text:p>78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4" calcext:value-type="float">
            <text:p>4</text:p>
          </table:table-cell>
          <table:table-cell office:value-type="float" office:value="7895" calcext:value-type="float">
            <text:p>789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5" calcext:value-type="float">
            <text:p>5</text:p>
          </table:table-cell>
          <table:table-cell office:value-type="float" office:value="7896" calcext:value-type="float">
            <text:p>789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6" calcext:value-type="float">
            <text:p>6</text:p>
          </table:table-cell>
          <table:table-cell office:value-type="float" office:value="7897" calcext:value-type="float">
            <text:p>78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7" calcext:value-type="float">
            <text:p>7</text:p>
          </table:table-cell>
          <table:table-cell office:value-type="float" office:value="7898" calcext:value-type="float">
            <text:p>789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8" calcext:value-type="float">
            <text:p>8</text:p>
          </table:table-cell>
          <table:table-cell office:value-type="float" office:value="7899" calcext:value-type="float">
            <text:p>789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9" calcext:value-type="float">
            <text:p>9</text:p>
          </table:table-cell>
          <table:table-cell office:value-type="float" office:value="7900" calcext:value-type="float">
            <text:p>790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Confío plenamente</text:p>
          </table:table-cell>
          <table:table-cell office:value-type="float" office:value="7901" calcext:value-type="float">
            <text:p>79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No sabe)</text:p>
          </table:table-cell>
          <table:table-cell office:value-type="float" office:value="7902" calcext:value-type="float">
            <text:p>790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10715" calcext:value-type="float">
            <text:p>10715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0716" calcext:value-type="float">
            <text:p>1071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 tenía edad o derecho a votar</text:p>
          </table:table-cell>
          <table:table-cell office:value-type="float" office:value="10717" calcext:value-type="float">
            <text:p>107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10718" calcext:value-type="float">
            <text:p>10718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P</text:p>
          </table:table-cell>
          <table:table-cell office:value-type="float" office:value="10719" calcext:value-type="float">
            <text:p>1071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SOE</text:p>
          </table:table-cell>
          <table:table-cell office:value-type="float" office:value="10720" calcext:value-type="float">
            <text:p>1072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U</text:p>
          </table:table-cell>
          <table:table-cell office:value-type="float" office:value="10721" calcext:value-type="float">
            <text:p>1072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iU</text:p>
          </table:table-cell>
          <table:table-cell office:value-type="float" office:value="10722" calcext:value-type="float">
            <text:p>1072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RC</text:p>
          </table:table-cell>
          <table:table-cell office:value-type="float" office:value="10723" calcext:value-type="float">
            <text:p>107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CV</text:p>
          </table:table-cell>
          <table:table-cell office:value-type="float" office:value="10724" calcext:value-type="float">
            <text:p>1072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NV</text:p>
          </table:table-cell>
          <table:table-cell office:value-type="float" office:value="10725" calcext:value-type="float">
            <text:p>1072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A</text:p>
          </table:table-cell>
          <table:table-cell office:value-type="float" office:value="10726" calcext:value-type="float">
            <text:p>1072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NG</text:p>
          </table:table-cell>
          <table:table-cell office:value-type="float" office:value="10727" calcext:value-type="float">
            <text:p>1072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C</text:p>
          </table:table-cell>
          <table:table-cell office:value-type="float" office:value="10728" calcext:value-type="float">
            <text:p>1072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</text:p>
          </table:table-cell>
          <table:table-cell office:value-type="float" office:value="10729" calcext:value-type="float">
            <text:p>1072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HA</text:p>
          </table:table-cell>
          <table:table-cell office:value-type="float" office:value="10730" calcext:value-type="float">
            <text:p>1073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tro</text:p>
          </table:table-cell>
          <table:table-cell office:value-type="float" office:value="10731" calcext:value-type="float">
            <text:p>1073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sabe)</text:p>
          </table:table-cell>
          <table:table-cell office:value-type="float" office:value="10732" calcext:value-type="float">
            <text:p>1073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P</text:p>
          </table:table-cell>
          <table:table-cell office:value-type="float" office:value="10719" calcext:value-type="float">
            <text:p>1071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SOE</text:p>
          </table:table-cell>
          <table:table-cell office:value-type="float" office:value="10720" calcext:value-type="float">
            <text:p>1072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U</text:p>
          </table:table-cell>
          <table:table-cell office:value-type="float" office:value="10721" calcext:value-type="float">
            <text:p>1072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iU</text:p>
          </table:table-cell>
          <table:table-cell office:value-type="float" office:value="10722" calcext:value-type="float">
            <text:p>1072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RC</text:p>
          </table:table-cell>
          <table:table-cell office:value-type="float" office:value="10723" calcext:value-type="float">
            <text:p>107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CV</text:p>
          </table:table-cell>
          <table:table-cell office:value-type="float" office:value="10724" calcext:value-type="float">
            <text:p>1072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NV</text:p>
          </table:table-cell>
          <table:table-cell office:value-type="float" office:value="10725" calcext:value-type="float">
            <text:p>1072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A</text:p>
          </table:table-cell>
          <table:table-cell office:value-type="float" office:value="10726" calcext:value-type="float">
            <text:p>1072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BNG</text:p>
          </table:table-cell>
          <table:table-cell office:value-type="float" office:value="10727" calcext:value-type="float">
            <text:p>1072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C</text:p>
          </table:table-cell>
          <table:table-cell office:value-type="float" office:value="10728" calcext:value-type="float">
            <text:p>1072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A</text:p>
          </table:table-cell>
          <table:table-cell office:value-type="float" office:value="10729" calcext:value-type="float">
            <text:p>1072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HA</text:p>
          </table:table-cell>
          <table:table-cell office:value-type="float" office:value="10730" calcext:value-type="float">
            <text:p>1073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Otro</text:p>
          </table:table-cell>
          <table:table-cell office:value-type="float" office:value="10731" calcext:value-type="float">
            <text:p>1073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(No sabe)</text:p>
          </table:table-cell>
          <table:table-cell office:value-type="float" office:value="10732" calcext:value-type="float">
            <text:p>1073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Muy cercano</text:p>
          </table:table-cell>
          <table:table-cell office:value-type="float" office:value="9664" calcext:value-type="float">
            <text:p>966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Bastante cercano</text:p>
          </table:table-cell>
          <table:table-cell office:value-type="float" office:value="9665" calcext:value-type="float">
            <text:p>966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Poco cercano</text:p>
          </table:table-cell>
          <table:table-cell office:value-type="float" office:value="9666" calcext:value-type="float">
            <text:p>966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Nada cercano</text:p>
          </table:table-cell>
          <table:table-cell office:value-type="float" office:value="9667" calcext:value-type="float">
            <text:p>9667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(No sabe)</text:p>
          </table:table-cell>
          <table:table-cell office:value-type="float" office:value="9668" calcext:value-type="float">
            <text:p>966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P</text:p>
          </table:table-cell>
          <table:table-cell office:value-type="float" office:value="10719" calcext:value-type="float">
            <text:p>1071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SOE</text:p>
          </table:table-cell>
          <table:table-cell office:value-type="float" office:value="10720" calcext:value-type="float">
            <text:p>1072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U</text:p>
          </table:table-cell>
          <table:table-cell office:value-type="float" office:value="10721" calcext:value-type="float">
            <text:p>1072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iU</text:p>
          </table:table-cell>
          <table:table-cell office:value-type="float" office:value="10722" calcext:value-type="float">
            <text:p>1072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RC</text:p>
          </table:table-cell>
          <table:table-cell office:value-type="float" office:value="10723" calcext:value-type="float">
            <text:p>1072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CV</text:p>
          </table:table-cell>
          <table:table-cell office:value-type="float" office:value="10724" calcext:value-type="float">
            <text:p>10724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NV</text:p>
          </table:table-cell>
          <table:table-cell office:value-type="float" office:value="10725" calcext:value-type="float">
            <text:p>10725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A</text:p>
          </table:table-cell>
          <table:table-cell office:value-type="float" office:value="10726" calcext:value-type="float">
            <text:p>1072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NG</text:p>
          </table:table-cell>
          <table:table-cell office:value-type="float" office:value="10727" calcext:value-type="float">
            <text:p>10727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C</text:p>
          </table:table-cell>
          <table:table-cell office:value-type="float" office:value="10728" calcext:value-type="float">
            <text:p>10728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A</text:p>
          </table:table-cell>
          <table:table-cell office:value-type="float" office:value="10729" calcext:value-type="float">
            <text:p>10729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HA</text:p>
          </table:table-cell>
          <table:table-cell office:value-type="float" office:value="10730" calcext:value-type="float">
            <text:p>1073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Otro</text:p>
          </table:table-cell>
          <table:table-cell office:value-type="float" office:value="10731" calcext:value-type="float">
            <text:p>10731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10732" calcext:value-type="float">
            <text:p>10732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Izquierda</text:p>
          </table:table-cell>
          <table:table-cell office:value-type="float" office:value="7911" calcext:value-type="float">
            <text:p>79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7912" calcext:value-type="float">
            <text:p>79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7913" calcext:value-type="float">
            <text:p>79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7914" calcext:value-type="float">
            <text:p>79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7915" calcext:value-type="float">
            <text:p>79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7916" calcext:value-type="float">
            <text:p>79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7917" calcext:value-type="float">
            <text:p>79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7918" calcext:value-type="float">
            <text:p>79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7919" calcext:value-type="float">
            <text:p>79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Derecha</text:p>
          </table:table-cell>
          <table:table-cell office:value-type="float" office:value="7921" calcext:value-type="float">
            <text:p>79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7922" calcext:value-type="float">
            <text:p>79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7923" calcext:value-type="float">
            <text:p>792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7924" calcext:value-type="float">
            <text:p>792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7925" calcext:value-type="float">
            <text:p>7925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7926" calcext:value-type="float">
            <text:p>79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7927" calcext:value-type="float">
            <text:p>792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7928" calcext:value-type="float">
            <text:p>792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7929" calcext:value-type="float">
            <text:p>792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7930" calcext:value-type="float">
            <text:p>793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7931" calcext:value-type="float">
            <text:p>793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7932" calcext:value-type="float">
            <text:p>793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7933" calcext:value-type="float">
            <text:p>793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7934" calcext:value-type="float">
            <text:p>79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uy mal</text:p>
          </table:table-cell>
          <table:table-cell office:value-type="float" office:value="7935" calcext:value-type="float">
            <text:p>79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7937" calcext:value-type="float">
            <text:p>793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7939" calcext:value-type="float">
            <text:p>793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7940" calcext:value-type="float">
            <text:p>794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7941" calcext:value-type="float">
            <text:p>794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7942" calcext:value-type="float">
            <text:p>794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7943" calcext:value-type="float">
            <text:p>7943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7944" calcext:value-type="float">
            <text:p>794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uy bien</text:p>
          </table:table-cell>
          <table:table-cell office:value-type="float" office:value="7945" calcext:value-type="float">
            <text:p>794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No sabe)</text:p>
          </table:table-cell>
          <table:table-cell office:value-type="float" office:value="7946" calcext:value-type="float">
            <text:p>794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internacional</text:p>
          </table:table-cell>
          <table:table-cell office:value-type="float" office:value="10736" calcext:value-type="float">
            <text:p>1073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europeo</text:p>
          </table:table-cell>
          <table:table-cell office:value-type="float" office:value="10737" calcext:value-type="float">
            <text:p>10737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nacional</text:p>
          </table:table-cell>
          <table:table-cell office:value-type="float" office:value="10738" calcext:value-type="float">
            <text:p>10738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autonómico o local</text:p>
          </table:table-cell>
          <table:table-cell office:value-type="float" office:value="10739" calcext:value-type="float">
            <text:p>10739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(No sabe)</text:p>
          </table:table-cell>
          <table:table-cell office:value-type="float" office:value="10740" calcext:value-type="float">
            <text:p>107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infeliz</text:p>
          </table:table-cell>
          <table:table-cell office:value-type="float" office:value="8006" calcext:value-type="float">
            <text:p>800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8007" calcext:value-type="float">
            <text:p>800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8008" calcext:value-type="float">
            <text:p>800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8009" calcext:value-type="float">
            <text:p>8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8010" calcext:value-type="float">
            <text:p>80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8011" calcext:value-type="float">
            <text:p>801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8012" calcext:value-type="float">
            <text:p>801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8013" calcext:value-type="float">
            <text:p>801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8014" calcext:value-type="float">
            <text:p>801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8015" calcext:value-type="float">
            <text:p>801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feliz</text:p>
          </table:table-cell>
          <table:table-cell office:value-type="float" office:value="8016" calcext:value-type="float">
            <text:p>801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sabe)</text:p>
          </table:table-cell>
          <table:table-cell office:value-type="float" office:value="8017" calcext:value-type="float">
            <text:p>801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unca</text:p>
          </table:table-cell>
          <table:table-cell office:value-type="float" office:value="8018" calcext:value-type="float">
            <text:p>801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os de una vez al mes</text:p>
          </table:table-cell>
          <table:table-cell office:value-type="float" office:value="8019" calcext:value-type="float">
            <text:p>801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l mes</text:p>
          </table:table-cell>
          <table:table-cell office:value-type="float" office:value="8020" calcext:value-type="float">
            <text:p>80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l mes</text:p>
          </table:table-cell>
          <table:table-cell office:value-type="float" office:value="8021" calcext:value-type="float">
            <text:p>80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 la semana</text:p>
          </table:table-cell>
          <table:table-cell office:value-type="float" office:value="8022" calcext:value-type="float">
            <text:p>802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 la semana</text:p>
          </table:table-cell>
          <table:table-cell office:value-type="float" office:value="8023" calcext:value-type="float">
            <text:p>802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dos los días</text:p>
          </table:table-cell>
          <table:table-cell office:value-type="float" office:value="8024" calcext:value-type="float">
            <text:p>802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sabe)</text:p>
          </table:table-cell>
          <table:table-cell office:value-type="float" office:value="8025" calcext:value-type="float">
            <text:p>802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enos que la mayoría</text:p>
          </table:table-cell>
          <table:table-cell office:value-type="float" office:value="8026" calcext:value-type="float">
            <text:p>802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os que la mayoría</text:p>
          </table:table-cell>
          <table:table-cell office:value-type="float" office:value="8027" calcext:value-type="float">
            <text:p>80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o menos como todos</text:p>
          </table:table-cell>
          <table:table-cell office:value-type="float" office:value="8028" calcext:value-type="float">
            <text:p>802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que la mayoría</text:p>
          </table:table-cell>
          <table:table-cell office:value-type="float" office:value="8029" calcext:value-type="float">
            <text:p>802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ás que la mayoría</text:p>
          </table:table-cell>
          <table:table-cell office:value-type="float" office:value="8030" calcext:value-type="float">
            <text:p>803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sabe)</text:p>
          </table:table-cell>
          <table:table-cell office:value-type="float" office:value="8031" calcext:value-type="float">
            <text:p>803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seguro/a</text:p>
          </table:table-cell>
          <table:table-cell office:value-type="float" office:value="10741" calcext:value-type="float">
            <text:p>1074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o/a</text:p>
          </table:table-cell>
          <table:table-cell office:value-type="float" office:value="10742" calcext:value-type="float">
            <text:p>10742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o/a</text:p>
          </table:table-cell>
          <table:table-cell office:value-type="float" office:value="10743" calcext:value-type="float">
            <text:p>10743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inseguro/a?</text:p>
          </table:table-cell>
          <table:table-cell office:value-type="float" office:value="10744" calcext:value-type="float">
            <text:p>10744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sabe)</text:p>
          </table:table-cell>
          <table:table-cell office:value-type="float" office:value="10745" calcext:value-type="float">
            <text:p>10745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Buena</text:p>
          </table:table-cell>
          <table:table-cell office:value-type="float" office:value="10746" calcext:value-type="float">
            <text:p>1074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uena</text:p>
          </table:table-cell>
          <table:table-cell office:value-type="float" office:value="10747" calcext:value-type="float">
            <text:p>10747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rmal</text:p>
          </table:table-cell>
          <table:table-cell office:value-type="float" office:value="10748" calcext:value-type="float">
            <text:p>10748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la</text:p>
          </table:table-cell>
          <table:table-cell office:value-type="float" office:value="10749" calcext:value-type="float">
            <text:p>1074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mala</text:p>
          </table:table-cell>
          <table:table-cell office:value-type="float" office:value="10750" calcext:value-type="float">
            <text:p>1075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sabe)</text:p>
          </table:table-cell>
          <table:table-cell office:value-type="float" office:value="10751" calcext:value-type="float">
            <text:p>10751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muchas</text:p>
          </table:table-cell>
          <table:table-cell office:value-type="float" office:value="8043" calcext:value-type="float">
            <text:p>804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hasta cierto punto</text:p>
          </table:table-cell>
          <table:table-cell office:value-type="float" office:value="8044" calcext:value-type="float">
            <text:p>804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8045" calcext:value-type="float">
            <text:p>804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sabe)</text:p>
          </table:table-cell>
          <table:table-cell office:value-type="float" office:value="8046" calcext:value-type="float">
            <text:p>804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tólica</text:p>
          </table:table-cell>
          <table:table-cell office:value-type="float" office:value="8588" calcext:value-type="float">
            <text:p>858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e</text:p>
          </table:table-cell>
          <table:table-cell office:value-type="float" office:value="8589" calcext:value-type="float">
            <text:p>85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rtodoxa</text:p>
          </table:table-cell>
          <table:table-cell office:value-type="float" office:value="8590" calcext:value-type="float">
            <text:p>859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8591" calcext:value-type="float">
            <text:p>859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udía</text:p>
          </table:table-cell>
          <table:table-cell office:value-type="float" office:value="8592" calcext:value-type="float">
            <text:p>859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usulmana</text:p>
          </table:table-cell>
          <table:table-cell office:value-type="float" office:value="8593" calcext:value-type="float">
            <text:p>8593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ligiones orientales (budista, hindú, sij, sintoísta, taoísta)</text:p>
          </table:table-cell>
          <table:table-cell office:value-type="float" office:value="8594" calcext:value-type="float">
            <text:p>859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8595" calcext:value-type="float">
            <text:p>859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No sabe)</text:p>
          </table:table-cell>
          <table:table-cell office:value-type="float" office:value="8596" calcext:value-type="float">
            <text:p>859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í</text:p>
          </table:table-cell>
          <table:table-cell office:value-type="float" office:value="10752" calcext:value-type="float">
            <text:p>10752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 2</text:p>
          </table:table-cell>
          <table:table-cell office:value-type="float" office:value="10753" calcext:value-type="float">
            <text:p>1075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No sabe)</text:p>
          </table:table-cell>
          <table:table-cell office:value-type="float" office:value="10754" calcext:value-type="float">
            <text:p>10754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tólica</text:p>
          </table:table-cell>
          <table:table-cell office:value-type="float" office:value="10755" calcext:value-type="float">
            <text:p>10755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e</text:p>
          </table:table-cell>
          <table:table-cell office:value-type="float" office:value="10756" calcext:value-type="float">
            <text:p>1075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rtodoxa</text:p>
          </table:table-cell>
          <table:table-cell office:value-type="float" office:value="10757" calcext:value-type="float">
            <text:p>10757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10758" calcext:value-type="float">
            <text:p>10758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udía</text:p>
          </table:table-cell>
          <table:table-cell office:value-type="float" office:value="10759" calcext:value-type="float">
            <text:p>10759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usulmana</text:p>
          </table:table-cell>
          <table:table-cell office:value-type="float" office:value="10760" calcext:value-type="float">
            <text:p>1076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ligiones orientales (budista, hindú, sintoísta, taoísta)</text:p>
          </table:table-cell>
          <table:table-cell office:value-type="float" office:value="10761" calcext:value-type="float">
            <text:p>10761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10762" calcext:value-type="float">
            <text:p>1076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No sabe)</text:p>
          </table:table-cell>
          <table:table-cell office:value-type="float" office:value="10763" calcext:value-type="float">
            <text:p>10763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ada religioso</text:p>
          </table:table-cell>
          <table:table-cell office:value-type="float" office:value="10764" calcext:value-type="float">
            <text:p>10764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0765" calcext:value-type="float">
            <text:p>1076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0766" calcext:value-type="float">
            <text:p>1076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0767" calcext:value-type="float">
            <text:p>10767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0768" calcext:value-type="float">
            <text:p>10768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0769" calcext:value-type="float">
            <text:p>10769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0770" calcext:value-type="float">
            <text:p>10770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0771" calcext:value-type="float">
            <text:p>10771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0772" calcext:value-type="float">
            <text:p>10772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0773" calcext:value-type="float">
            <text:p>10773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10774" calcext:value-type="float">
            <text:p>10774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10775" calcext:value-type="float">
            <text:p>10775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odos los días</text:p>
          </table:table-cell>
          <table:table-cell office:value-type="float" office:value="8059" calcext:value-type="float">
            <text:p>8059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060" calcext:value-type="float">
            <text:p>806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Una vez a la semana</text:p>
          </table:table-cell>
          <table:table-cell office:value-type="float" office:value="8061" calcext:value-type="float">
            <text:p>806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 menos una vez al mes</text:p>
          </table:table-cell>
          <table:table-cell office:value-type="float" office:value="8062" calcext:value-type="float">
            <text:p>806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063" calcext:value-type="float">
            <text:p>8063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on menor frecuencia</text:p>
          </table:table-cell>
          <table:table-cell office:value-type="float" office:value="8064" calcext:value-type="float">
            <text:p>806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nca</text:p>
          </table:table-cell>
          <table:table-cell office:value-type="float" office:value="8065" calcext:value-type="float">
            <text:p>806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sabe)</text:p>
          </table:table-cell>
          <table:table-cell office:value-type="float" office:value="8066" calcext:value-type="float">
            <text:p>80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r o raza</text:p>
          </table:table-cell>
          <table:table-cell office:value-type="float" office:value="8597" calcext:value-type="float">
            <text:p>859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cionalidad</text:p>
          </table:table-cell>
          <table:table-cell office:value-type="float" office:value="8598" calcext:value-type="float">
            <text:p>859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ón</text:p>
          </table:table-cell>
          <table:table-cell office:value-type="float" office:value="8599" calcext:value-type="float">
            <text:p>8599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engua</text:p>
          </table:table-cell>
          <table:table-cell office:value-type="float" office:value="8600" calcext:value-type="float">
            <text:p>860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rupo étnico</text:p>
          </table:table-cell>
          <table:table-cell office:value-type="float" office:value="8601" calcext:value-type="float">
            <text:p>860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dad</text:p>
          </table:table-cell>
          <table:table-cell office:value-type="float" office:value="8602" calcext:value-type="float">
            <text:p>860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énero</text:p>
          </table:table-cell>
          <table:table-cell office:value-type="float" office:value="8603" calcext:value-type="float">
            <text:p>860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dad</text:p>
          </table:table-cell>
          <table:table-cell office:value-type="float" office:value="8604" calcext:value-type="float">
            <text:p>860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inusvalía</text:p>
          </table:table-cell>
          <table:table-cell office:value-type="float" office:value="8605" calcext:value-type="float">
            <text:p>86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ros</text:p>
          </table:table-cell>
          <table:table-cell office:value-type="float" office:value="8606" calcext:value-type="float">
            <text:p>860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No sabe)</text:p>
          </table:table-cell>
          <table:table-cell office:value-type="float" office:value="8607" calcext:value-type="float">
            <text:p>860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enos de un año</text:p>
          </table:table-cell>
          <table:table-cell office:value-type="float" office:value="8067" calcext:value-type="float">
            <text:p>806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 y 5 años</text:p>
          </table:table-cell>
          <table:table-cell office:value-type="float" office:value="8068" calcext:value-type="float">
            <text:p>806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6 y 10 años</text:p>
          </table:table-cell>
          <table:table-cell office:value-type="float" office:value="8069" calcext:value-type="float">
            <text:p>806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1 y 20 años</text:p>
          </table:table-cell>
          <table:table-cell office:value-type="float" office:value="8070" calcext:value-type="float">
            <text:p>807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ás de 20 años</text:p>
          </table:table-cell>
          <table:table-cell office:value-type="float" office:value="8071" calcext:value-type="float">
            <text:p>807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sabe)</text:p>
          </table:table-cell>
          <table:table-cell office:value-type="float" office:value="8072" calcext:value-type="float">
            <text:p>807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Europa</text:p>
          </table:table-cell>
          <table:table-cell office:value-type="float" office:value="10776" calcext:value-type="float">
            <text:p>1077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África</text:p>
          </table:table-cell>
          <table:table-cell office:value-type="float" office:value="10777" calcext:value-type="float">
            <text:p>1077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sia</text:p>
          </table:table-cell>
          <table:table-cell office:value-type="float" office:value="10778" calcext:value-type="float">
            <text:p>10778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érica del Norte</text:p>
          </table:table-cell>
          <table:table-cell office:value-type="float" office:value="10779" calcext:value-type="float">
            <text:p>10779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érica del Sur y Caribe</text:p>
          </table:table-cell>
          <table:table-cell office:value-type="float" office:value="10780" calcext:value-type="float">
            <text:p>1078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Oceanía</text:p>
          </table:table-cell>
          <table:table-cell office:value-type="float" office:value="10781" calcext:value-type="float">
            <text:p>10781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No sabe)</text:p>
          </table:table-cell>
          <table:table-cell office:value-type="float" office:value="10782" calcext:value-type="float">
            <text:p>1078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Europa</text:p>
          </table:table-cell>
          <table:table-cell office:value-type="float" office:value="10776" calcext:value-type="float">
            <text:p>1077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África</text:p>
          </table:table-cell>
          <table:table-cell office:value-type="float" office:value="10777" calcext:value-type="float">
            <text:p>1077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sia</text:p>
          </table:table-cell>
          <table:table-cell office:value-type="float" office:value="10778" calcext:value-type="float">
            <text:p>10778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érica del Norte</text:p>
          </table:table-cell>
          <table:table-cell office:value-type="float" office:value="10779" calcext:value-type="float">
            <text:p>10779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érica del Sur y Caribe</text:p>
          </table:table-cell>
          <table:table-cell office:value-type="float" office:value="10780" calcext:value-type="float">
            <text:p>1078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Oceanía</text:p>
          </table:table-cell>
          <table:table-cell office:value-type="float" office:value="10781" calcext:value-type="float">
            <text:p>10781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No sabe)</text:p>
          </table:table-cell>
          <table:table-cell office:value-type="float" office:value="10782" calcext:value-type="float">
            <text:p>1078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yoría es de la misma raza o grupo étnico que la mayoría de los españoles</text:p>
          </table:table-cell>
          <table:table-cell office:value-type="float" office:value="10783" calcext:value-type="float">
            <text:p>10783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yoría es de una raza o grupo étnico distinto al de la mayoría de los españoles</text:p>
          </table:table-cell>
          <table:table-cell office:value-type="float" office:value="10784" calcext:value-type="float">
            <text:p>1078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, mitad y mitad?</text:p>
          </table:table-cell>
          <table:table-cell office:value-type="float" office:value="10785" calcext:value-type="float">
            <text:p>10785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No sabe)</text:p>
          </table:table-cell>
          <table:table-cell office:value-type="float" office:value="10786" calcext:value-type="float">
            <text:p>1078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yoría viene de los países ricos de Europa</text:p>
          </table:table-cell>
          <table:table-cell office:value-type="float" office:value="10787" calcext:value-type="float">
            <text:p>10787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yoría viene de los países pobres de Europa</text:p>
          </table:table-cell>
          <table:table-cell office:value-type="float" office:value="10788" calcext:value-type="float">
            <text:p>10788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, mitad y mitad?</text:p>
          </table:table-cell>
          <table:table-cell office:value-type="float" office:value="10789" calcext:value-type="float">
            <text:p>10789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 sabe)</text:p>
          </table:table-cell>
          <table:table-cell office:value-type="float" office:value="10790" calcext:value-type="float">
            <text:p>10790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yoría viene de los países ricos no europeos</text:p>
          </table:table-cell>
          <table:table-cell office:value-type="float" office:value="10791" calcext:value-type="float">
            <text:p>10791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yoría viene de los países pobres no europeos</text:p>
          </table:table-cell>
          <table:table-cell office:value-type="float" office:value="10792" calcext:value-type="float">
            <text:p>10792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, mitad y mitad?</text:p>
          </table:table-cell>
          <table:table-cell office:value-type="float" office:value="10793" calcext:value-type="float">
            <text:p>10793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 sabe)</text:p>
          </table:table-cell>
          <table:table-cell office:value-type="float" office:value="10794" calcext:value-type="float">
            <text:p>1079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0795" calcext:value-type="float">
            <text:p>10795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0796" calcext:value-type="float">
            <text:p>1079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0797" calcext:value-type="float">
            <text:p>10797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0798" calcext:value-type="float">
            <text:p>10798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 sabe)</text:p>
          </table:table-cell>
          <table:table-cell office:value-type="float" office:value="10799" calcext:value-type="float">
            <text:p>10799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Quitan el trabajo</text:p>
          </table:table-cell>
          <table:table-cell office:value-type="float" office:value="10812" calcext:value-type="float">
            <text:p>1081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0813" calcext:value-type="float">
            <text:p>1081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0814" calcext:value-type="float">
            <text:p>10814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0815" calcext:value-type="float">
            <text:p>10815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0816" calcext:value-type="float">
            <text:p>1081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0817" calcext:value-type="float">
            <text:p>1081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0818" calcext:value-type="float">
            <text:p>1081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0819" calcext:value-type="float">
            <text:p>10819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0820" calcext:value-type="float">
            <text:p>1082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0821" calcext:value-type="float">
            <text:p>10821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Contribuyen a crear nuevos empleos</text:p>
          </table:table-cell>
          <table:table-cell office:value-type="float" office:value="10822" calcext:value-type="float">
            <text:p>1082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(No sabe)</text:p>
          </table:table-cell>
          <table:table-cell office:value-type="float" office:value="10823" calcext:value-type="float">
            <text:p>1082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Por lo general reciben más</text:p>
          </table:table-cell>
          <table:table-cell office:value-type="float" office:value="10824" calcext:value-type="float">
            <text:p>1082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1" calcext:value-type="float">
            <text:p>1</text:p>
          </table:table-cell>
          <table:table-cell office:value-type="float" office:value="10825" calcext:value-type="float">
            <text:p>10825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2" calcext:value-type="float">
            <text:p>2</text:p>
          </table:table-cell>
          <table:table-cell office:value-type="float" office:value="10826" calcext:value-type="float">
            <text:p>1082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3" calcext:value-type="float">
            <text:p>3</text:p>
          </table:table-cell>
          <table:table-cell office:value-type="float" office:value="10827" calcext:value-type="float">
            <text:p>10827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4" calcext:value-type="float">
            <text:p>4</text:p>
          </table:table-cell>
          <table:table-cell office:value-type="float" office:value="10828" calcext:value-type="float">
            <text:p>1082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5" calcext:value-type="float">
            <text:p>5</text:p>
          </table:table-cell>
          <table:table-cell office:value-type="float" office:value="10829" calcext:value-type="float">
            <text:p>10829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6" calcext:value-type="float">
            <text:p>6</text:p>
          </table:table-cell>
          <table:table-cell office:value-type="float" office:value="10830" calcext:value-type="float">
            <text:p>1083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7" calcext:value-type="float">
            <text:p>7</text:p>
          </table:table-cell>
          <table:table-cell office:value-type="float" office:value="10831" calcext:value-type="float">
            <text:p>1083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8" calcext:value-type="float">
            <text:p>8</text:p>
          </table:table-cell>
          <table:table-cell office:value-type="float" office:value="10832" calcext:value-type="float">
            <text:p>1083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9" calcext:value-type="float">
            <text:p>9</text:p>
          </table:table-cell>
          <table:table-cell office:value-type="float" office:value="10833" calcext:value-type="float">
            <text:p>10833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Por lo general aportan más</text:p>
          </table:table-cell>
          <table:table-cell office:value-type="float" office:value="10834" calcext:value-type="float">
            <text:p>1083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(No sabe)</text:p>
          </table:table-cell>
          <table:table-cell office:value-type="float" office:value="10835" calcext:value-type="float">
            <text:p>10835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alo para la economía</text:p>
          </table:table-cell>
          <table:table-cell office:value-type="float" office:value="10836" calcext:value-type="float">
            <text:p>1083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0837" calcext:value-type="float">
            <text:p>1083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0838" calcext:value-type="float">
            <text:p>1083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0839" calcext:value-type="float">
            <text:p>10839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0840" calcext:value-type="float">
            <text:p>1084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0841" calcext:value-type="float">
            <text:p>1084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0842" calcext:value-type="float">
            <text:p>1084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0843" calcext:value-type="float">
            <text:p>10843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0844" calcext:value-type="float">
            <text:p>1084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0845" calcext:value-type="float">
            <text:p>1084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Bueno para la economía</text:p>
          </table:table-cell>
          <table:table-cell office:value-type="float" office:value="10846" calcext:value-type="float">
            <text:p>1084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(No sabe)</text:p>
          </table:table-cell>
          <table:table-cell office:value-type="float" office:value="10847" calcext:value-type="float">
            <text:p>1084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10848" calcext:value-type="float">
            <text:p>1084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0849" calcext:value-type="float">
            <text:p>10849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0850" calcext:value-type="float">
            <text:p>1085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0851" calcext:value-type="float">
            <text:p>1085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0852" calcext:value-type="float">
            <text:p>1085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0853" calcext:value-type="float">
            <text:p>1085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0854" calcext:value-type="float">
            <text:p>1085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0855" calcext:value-type="float">
            <text:p>1085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0856" calcext:value-type="float">
            <text:p>1085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0857" calcext:value-type="float">
            <text:p>1085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10858" calcext:value-type="float">
            <text:p>1085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(No sabe)</text:p>
          </table:table-cell>
          <table:table-cell office:value-type="float" office:value="10859" calcext:value-type="float">
            <text:p>10859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idad empeora</text:p>
          </table:table-cell>
          <table:table-cell office:value-type="float" office:value="10860" calcext:value-type="float">
            <text:p>1086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0861" calcext:value-type="float">
            <text:p>10861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0862" calcext:value-type="float">
            <text:p>1086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0863" calcext:value-type="float">
            <text:p>10863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0864" calcext:value-type="float">
            <text:p>1086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0865" calcext:value-type="float">
            <text:p>10865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0866" calcext:value-type="float">
            <text:p>1086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0867" calcext:value-type="float">
            <text:p>10867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0868" calcext:value-type="float">
            <text:p>1086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0869" calcext:value-type="float">
            <text:p>10869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idad mejora</text:p>
          </table:table-cell>
          <table:table-cell office:value-type="float" office:value="10870" calcext:value-type="float">
            <text:p>1087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(No sabe)</text:p>
          </table:table-cell>
          <table:table-cell office:value-type="float" office:value="10871" calcext:value-type="float">
            <text:p>10871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egativo para sus países a largo plazo</text:p>
          </table:table-cell>
          <table:table-cell office:value-type="float" office:value="10872" calcext:value-type="float">
            <text:p>1087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0873" calcext:value-type="float">
            <text:p>1087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0874" calcext:value-type="float">
            <text:p>1087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0875" calcext:value-type="float">
            <text:p>1087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0876" calcext:value-type="float">
            <text:p>1087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0877" calcext:value-type="float">
            <text:p>10877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0878" calcext:value-type="float">
            <text:p>1087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0879" calcext:value-type="float">
            <text:p>10879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0880" calcext:value-type="float">
            <text:p>1088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0881" calcext:value-type="float">
            <text:p>10881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Positivo para sus países a largo plazo</text:p>
          </table:table-cell>
          <table:table-cell office:value-type="float" office:value="10882" calcext:value-type="float">
            <text:p>1088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No sabe)</text:p>
          </table:table-cell>
          <table:table-cell office:value-type="float" office:value="10883" calcext:value-type="float">
            <text:p>1088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 española se empobrece</text:p>
          </table:table-cell>
          <table:table-cell office:value-type="float" office:value="10884" calcext:value-type="float">
            <text:p>1088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0885" calcext:value-type="float">
            <text:p>10885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0886" calcext:value-type="float">
            <text:p>1088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0887" calcext:value-type="float">
            <text:p>10887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0888" calcext:value-type="float">
            <text:p>10888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0889" calcext:value-type="float">
            <text:p>10889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0890" calcext:value-type="float">
            <text:p>1089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0891" calcext:value-type="float">
            <text:p>1089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0892" calcext:value-type="float">
            <text:p>10892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0893" calcext:value-type="float">
            <text:p>1089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española se enriquece</text:p>
          </table:table-cell>
          <table:table-cell office:value-type="float" office:value="10894" calcext:value-type="float">
            <text:p>1089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(No sabe)</text:p>
          </table:table-cell>
          <table:table-cell office:value-type="float" office:value="10895" calcext:value-type="float">
            <text:p>10895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10848" calcext:value-type="float">
            <text:p>1084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0849" calcext:value-type="float">
            <text:p>10849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0850" calcext:value-type="float">
            <text:p>1085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0851" calcext:value-type="float">
            <text:p>1085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0852" calcext:value-type="float">
            <text:p>1085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0853" calcext:value-type="float">
            <text:p>1085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0854" calcext:value-type="float">
            <text:p>1085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0855" calcext:value-type="float">
            <text:p>1085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0856" calcext:value-type="float">
            <text:p>1085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0857" calcext:value-type="float">
            <text:p>1085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10858" calcext:value-type="float">
            <text:p>1085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(No sabe)</text:p>
          </table:table-cell>
          <table:table-cell office:value-type="float" office:value="10859" calcext:value-type="float">
            <text:p>10859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0896" calcext:value-type="float">
            <text:p>1089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0897" calcext:value-type="float">
            <text:p>1089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0898" calcext:value-type="float">
            <text:p>1089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0899" calcext:value-type="float">
            <text:p>1089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0901" calcext:value-type="float">
            <text:p>1090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0902" calcext:value-type="float">
            <text:p>10902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0903" calcext:value-type="float">
            <text:p>1090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0904" calcext:value-type="float">
            <text:p>1090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0905" calcext:value-type="float">
            <text:p>1090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0906" calcext:value-type="float">
            <text:p>109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(No sabe)</text:p>
          </table:table-cell>
          <table:table-cell office:value-type="float" office:value="10907" calcext:value-type="float">
            <text:p>1090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0896" calcext:value-type="float">
            <text:p>1089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1" calcext:value-type="float">
            <text:p>1</text:p>
          </table:table-cell>
          <table:table-cell office:value-type="float" office:value="10897" calcext:value-type="float">
            <text:p>1089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2" calcext:value-type="float">
            <text:p>2</text:p>
          </table:table-cell>
          <table:table-cell office:value-type="float" office:value="10898" calcext:value-type="float">
            <text:p>1089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3" calcext:value-type="float">
            <text:p>3</text:p>
          </table:table-cell>
          <table:table-cell office:value-type="float" office:value="10899" calcext:value-type="float">
            <text:p>1089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5" calcext:value-type="float">
            <text:p>5</text:p>
          </table:table-cell>
          <table:table-cell office:value-type="float" office:value="10901" calcext:value-type="float">
            <text:p>1090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6" calcext:value-type="float">
            <text:p>6</text:p>
          </table:table-cell>
          <table:table-cell office:value-type="float" office:value="10902" calcext:value-type="float">
            <text:p>10902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7" calcext:value-type="float">
            <text:p>7</text:p>
          </table:table-cell>
          <table:table-cell office:value-type="float" office:value="10903" calcext:value-type="float">
            <text:p>1090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8" calcext:value-type="float">
            <text:p>8</text:p>
          </table:table-cell>
          <table:table-cell office:value-type="float" office:value="10904" calcext:value-type="float">
            <text:p>1090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9" calcext:value-type="float">
            <text:p>9</text:p>
          </table:table-cell>
          <table:table-cell office:value-type="float" office:value="10905" calcext:value-type="float">
            <text:p>1090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0906" calcext:value-type="float">
            <text:p>109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(No sabe)</text:p>
          </table:table-cell>
          <table:table-cell office:value-type="float" office:value="10907" calcext:value-type="float">
            <text:p>1090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0896" calcext:value-type="float">
            <text:p>1089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1" calcext:value-type="float">
            <text:p>1</text:p>
          </table:table-cell>
          <table:table-cell office:value-type="float" office:value="10897" calcext:value-type="float">
            <text:p>1089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2" calcext:value-type="float">
            <text:p>2</text:p>
          </table:table-cell>
          <table:table-cell office:value-type="float" office:value="10898" calcext:value-type="float">
            <text:p>1089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3" calcext:value-type="float">
            <text:p>3</text:p>
          </table:table-cell>
          <table:table-cell office:value-type="float" office:value="10899" calcext:value-type="float">
            <text:p>1089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4" calcext:value-type="float">
            <text:p>4</text:p>
          </table:table-cell>
          <table:table-cell office:value-type="float" office:value="10900" calcext:value-type="float">
            <text:p>1090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5" calcext:value-type="float">
            <text:p>5</text:p>
          </table:table-cell>
          <table:table-cell office:value-type="float" office:value="10901" calcext:value-type="float">
            <text:p>1090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6" calcext:value-type="float">
            <text:p>6</text:p>
          </table:table-cell>
          <table:table-cell office:value-type="float" office:value="10902" calcext:value-type="float">
            <text:p>10902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7" calcext:value-type="float">
            <text:p>7</text:p>
          </table:table-cell>
          <table:table-cell office:value-type="float" office:value="10903" calcext:value-type="float">
            <text:p>1090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8" calcext:value-type="float">
            <text:p>8</text:p>
          </table:table-cell>
          <table:table-cell office:value-type="float" office:value="10904" calcext:value-type="float">
            <text:p>1090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9" calcext:value-type="float">
            <text:p>9</text:p>
          </table:table-cell>
          <table:table-cell office:value-type="float" office:value="10905" calcext:value-type="float">
            <text:p>1090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0906" calcext:value-type="float">
            <text:p>109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(No sabe)</text:p>
          </table:table-cell>
          <table:table-cell office:value-type="float" office:value="10907" calcext:value-type="float">
            <text:p>1090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No me importaría en absoluto</text:p>
          </table:table-cell>
          <table:table-cell office:value-type="float" office:value="10908" calcext:value-type="float">
            <text:p>10908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1" calcext:value-type="float">
            <text:p>1</text:p>
          </table:table-cell>
          <table:table-cell office:value-type="float" office:value="10909" calcext:value-type="float">
            <text:p>1090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2" calcext:value-type="float">
            <text:p>2</text:p>
          </table:table-cell>
          <table:table-cell office:value-type="float" office:value="10910" calcext:value-type="float">
            <text:p>1091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3" calcext:value-type="float">
            <text:p>3</text:p>
          </table:table-cell>
          <table:table-cell office:value-type="float" office:value="10911" calcext:value-type="float">
            <text:p>10911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4" calcext:value-type="float">
            <text:p>4</text:p>
          </table:table-cell>
          <table:table-cell office:value-type="float" office:value="10912" calcext:value-type="float">
            <text:p>10912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5" calcext:value-type="float">
            <text:p>5</text:p>
          </table:table-cell>
          <table:table-cell office:value-type="float" office:value="10913" calcext:value-type="float">
            <text:p>10913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6" calcext:value-type="float">
            <text:p>6</text:p>
          </table:table-cell>
          <table:table-cell office:value-type="float" office:value="10914" calcext:value-type="float">
            <text:p>10914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7" calcext:value-type="float">
            <text:p>7</text:p>
          </table:table-cell>
          <table:table-cell office:value-type="float" office:value="10915" calcext:value-type="float">
            <text:p>1091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8" calcext:value-type="float">
            <text:p>8</text:p>
          </table:table-cell>
          <table:table-cell office:value-type="float" office:value="10916" calcext:value-type="float">
            <text:p>10916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9" calcext:value-type="float">
            <text:p>9</text:p>
          </table:table-cell>
          <table:table-cell office:value-type="float" office:value="10917" calcext:value-type="float">
            <text:p>10917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0918" calcext:value-type="float">
            <text:p>10918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(No sabe)</text:p>
          </table:table-cell>
          <table:table-cell office:value-type="float" office:value="10919" calcext:value-type="float">
            <text:p>1091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casi nadie fuera de una raza o grupo étnico distinto al de la mayoría de los españoles</text:p>
          </table:table-cell>
          <table:table-cell office:value-type="float" office:value="10920" calcext:value-type="float">
            <text:p>109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algunas personas fueran de una raza o grupo étnico distinto al de la mayoría de los españoles</text:p>
          </table:table-cell>
          <table:table-cell office:value-type="float" office:value="10921" calcext:value-type="float">
            <text:p>10921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muchas personas fueran de una raza o grupo étnico distinto al de la mayoría de los españoles</text:p>
          </table:table-cell>
          <table:table-cell office:value-type="float" office:value="10922" calcext:value-type="float">
            <text:p>1092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e daría igual</text:p>
          </table:table-cell>
          <table:table-cell office:value-type="float" office:value="10923" calcext:value-type="float">
            <text:p>1092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No sabe)</text:p>
          </table:table-cell>
          <table:table-cell office:value-type="float" office:value="10924" calcext:value-type="float">
            <text:p>1092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casi nadie es de una raza o grupo étnico distinto al de la mayoría de los españoles</text:p>
          </table:table-cell>
          <table:table-cell office:value-type="float" office:value="10925" calcext:value-type="float">
            <text:p>1092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algunas personas son de una raza o grupo étnico distinto al de la mayoría de los españoles</text:p>
          </table:table-cell>
          <table:table-cell office:value-type="float" office:value="10926" calcext:value-type="float">
            <text:p>1092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muchas personas son de una raza o grupo étnico distinto al de la mayoría de los españoles</text:p>
          </table:table-cell>
          <table:table-cell office:value-type="float" office:value="10927" calcext:value-type="float">
            <text:p>1092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No sabe)</text:p>
          </table:table-cell>
          <table:table-cell office:value-type="float" office:value="10928" calcext:value-type="float">
            <text:p>10928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uy mala</text:p>
          </table:table-cell>
          <table:table-cell office:value-type="float" office:value="10935" calcext:value-type="float">
            <text:p>10935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1" calcext:value-type="float">
            <text:p>1</text:p>
          </table:table-cell>
          <table:table-cell office:value-type="float" office:value="10936" calcext:value-type="float">
            <text:p>1093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2" calcext:value-type="float">
            <text:p>2</text:p>
          </table:table-cell>
          <table:table-cell office:value-type="float" office:value="10937" calcext:value-type="float">
            <text:p>10937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3" calcext:value-type="float">
            <text:p>3</text:p>
          </table:table-cell>
          <table:table-cell office:value-type="float" office:value="10938" calcext:value-type="float">
            <text:p>10938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4" calcext:value-type="float">
            <text:p>4</text:p>
          </table:table-cell>
          <table:table-cell office:value-type="float" office:value="10939" calcext:value-type="float">
            <text:p>10939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5" calcext:value-type="float">
            <text:p>5</text:p>
          </table:table-cell>
          <table:table-cell office:value-type="float" office:value="10940" calcext:value-type="float">
            <text:p>109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6" calcext:value-type="float">
            <text:p>6</text:p>
          </table:table-cell>
          <table:table-cell office:value-type="float" office:value="10941" calcext:value-type="float">
            <text:p>1094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7" calcext:value-type="float">
            <text:p>7</text:p>
          </table:table-cell>
          <table:table-cell office:value-type="float" office:value="10942" calcext:value-type="float">
            <text:p>1094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8" calcext:value-type="float">
            <text:p>8</text:p>
          </table:table-cell>
          <table:table-cell office:value-type="float" office:value="10943" calcext:value-type="float">
            <text:p>1094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9" calcext:value-type="float">
            <text:p>9</text:p>
          </table:table-cell>
          <table:table-cell office:value-type="float" office:value="10944" calcext:value-type="float">
            <text:p>10944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uy buena</text:p>
          </table:table-cell>
          <table:table-cell office:value-type="float" office:value="10945" calcext:value-type="float">
            <text:p>10945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(No sabe)</text:p>
          </table:table-cell>
          <table:table-cell office:value-type="float" office:value="10946" calcext:value-type="float">
            <text:p>1094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uy mala</text:p>
          </table:table-cell>
          <table:table-cell office:value-type="float" office:value="10935" calcext:value-type="float">
            <text:p>10935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1" calcext:value-type="float">
            <text:p>1</text:p>
          </table:table-cell>
          <table:table-cell office:value-type="float" office:value="10936" calcext:value-type="float">
            <text:p>1093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2" calcext:value-type="float">
            <text:p>2</text:p>
          </table:table-cell>
          <table:table-cell office:value-type="float" office:value="10937" calcext:value-type="float">
            <text:p>10937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float" office:value="10938" calcext:value-type="float">
            <text:p>10938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4" calcext:value-type="float">
            <text:p>4</text:p>
          </table:table-cell>
          <table:table-cell office:value-type="float" office:value="10939" calcext:value-type="float">
            <text:p>10939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float" office:value="10940" calcext:value-type="float">
            <text:p>109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float" office:value="10941" calcext:value-type="float">
            <text:p>1094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7" calcext:value-type="float">
            <text:p>7</text:p>
          </table:table-cell>
          <table:table-cell office:value-type="float" office:value="10942" calcext:value-type="float">
            <text:p>10942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float" office:value="10943" calcext:value-type="float">
            <text:p>1094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9" calcext:value-type="float">
            <text:p>9</text:p>
          </table:table-cell>
          <table:table-cell office:value-type="float" office:value="10944" calcext:value-type="float">
            <text:p>10944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uy buena</text:p>
          </table:table-cell>
          <table:table-cell office:value-type="float" office:value="10945" calcext:value-type="float">
            <text:p>10945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(No sabe)</text:p>
          </table:table-cell>
          <table:table-cell office:value-type="float" office:value="10946" calcext:value-type="float">
            <text:p>1094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bastantes</text:p>
          </table:table-cell>
          <table:table-cell office:value-type="float" office:value="10947" calcext:value-type="float">
            <text:p>1094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unos pocos</text:p>
          </table:table-cell>
          <table:table-cell office:value-type="float" office:value="10948" calcext:value-type="float">
            <text:p>1094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No, ninguno</text:p>
          </table:table-cell>
          <table:table-cell office:value-type="float" office:value="10949" calcext:value-type="float">
            <text:p>10949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No sabe)</text:p>
          </table:table-cell>
          <table:table-cell office:value-type="float" office:value="10950" calcext:value-type="float">
            <text:p>1095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bastantes</text:p>
          </table:table-cell>
          <table:table-cell office:value-type="float" office:value="10947" calcext:value-type="float">
            <text:p>1094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unos pocos</text:p>
          </table:table-cell>
          <table:table-cell office:value-type="float" office:value="10948" calcext:value-type="float">
            <text:p>1094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No, ninguno</text:p>
          </table:table-cell>
          <table:table-cell office:value-type="float" office:value="10949" calcext:value-type="float">
            <text:p>10949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No sabe)</text:p>
          </table:table-cell>
          <table:table-cell office:value-type="float" office:value="10950" calcext:value-type="float">
            <text:p>1095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uy de acuerdo</text:p>
          </table:table-cell>
          <table:table-cell office:value-type="float" office:value="10929" calcext:value-type="float">
            <text:p>109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e acuerdo</text:p>
          </table:table-cell>
          <table:table-cell office:value-type="float" office:value="10930" calcext:value-type="float">
            <text:p>109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0931" calcext:value-type="float">
            <text:p>109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En desacuerdo</text:p>
          </table:table-cell>
          <table:table-cell office:value-type="float" office:value="10932" calcext:value-type="float">
            <text:p>109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u yen desacuerdo</text:p>
          </table:table-cell>
          <table:table-cell office:value-type="float" office:value="10933" calcext:value-type="float">
            <text:p>10933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No sabe)</text:p>
          </table:table-cell>
          <table:table-cell office:value-type="float" office:value="10934" calcext:value-type="float">
            <text:p>1093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NOTE: de cada 100</text:p>
          </table:table-cell>
          <table:table-cell office:value-type="float" office:value="10951" calcext:value-type="float">
            <text:p>1095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No sabe)</text:p>
          </table:table-cell>
          <table:table-cell office:value-type="float" office:value="10952" calcext:value-type="float">
            <text:p>1095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ucha más gente viene a vivir España</text:p>
          </table:table-cell>
          <table:table-cell office:value-type="float" office:value="10953" calcext:value-type="float">
            <text:p>10953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ás gente viene a vivir a España</text:p>
          </table:table-cell>
          <table:table-cell office:value-type="float" office:value="10954" calcext:value-type="float">
            <text:p>10954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ás o menos el mismo número de gente viene a vivir a España</text:p>
          </table:table-cell>
          <table:table-cell office:value-type="float" office:value="10955" calcext:value-type="float">
            <text:p>10955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enos gente viene a vivir a España</text:p>
          </table:table-cell>
          <table:table-cell office:value-type="float" office:value="10956" calcext:value-type="float">
            <text:p>1095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ucha menos gente viene a vivir a España</text:p>
          </table:table-cell>
          <table:table-cell office:value-type="float" office:value="10957" calcext:value-type="float">
            <text:p>109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(No sabe)</text:p>
          </table:table-cell>
          <table:table-cell office:value-type="float" office:value="10958" calcext:value-type="float">
            <text:p>109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uchos más los que se van</text:p>
          </table:table-cell>
          <table:table-cell office:value-type="float" office:value="10959" calcext:value-type="float">
            <text:p>10959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ás los que se van</text:p>
          </table:table-cell>
          <table:table-cell office:value-type="float" office:value="10960" calcext:value-type="float">
            <text:p>109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Vienen tantos como se van</text:p>
          </table:table-cell>
          <table:table-cell office:value-type="float" office:value="10961" calcext:value-type="float">
            <text:p>109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ás los que vienen</text:p>
          </table:table-cell>
          <table:table-cell office:value-type="float" office:value="10962" calcext:value-type="float">
            <text:p>109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uchos más los que vienen</text:p>
          </table:table-cell>
          <table:table-cell office:value-type="float" office:value="10963" calcext:value-type="float">
            <text:p>109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(No sabe)</text:p>
          </table:table-cell>
          <table:table-cell office:value-type="float" office:value="10964" calcext:value-type="float">
            <text:p>109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Ninguna</text:p>
          </table:table-cell>
          <table:table-cell office:value-type="float" office:value="10965" calcext:value-type="float">
            <text:p>109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iembro</text:p>
          </table:table-cell>
          <table:table-cell office:value-type="float" office:value="10966" calcext:value-type="float">
            <text:p>109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articipar</text:p>
          </table:table-cell>
          <table:table-cell office:value-type="float" office:value="10967" calcext:value-type="float">
            <text:p>109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Dar o donar dinero</text:p>
          </table:table-cell>
          <table:table-cell office:value-type="float" office:value="10968" calcext:value-type="float">
            <text:p>109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0969" calcext:value-type="float">
            <text:p>109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(No sabe)</text:p>
          </table:table-cell>
          <table:table-cell office:value-type="float" office:value="10970" calcext:value-type="float">
            <text:p>1097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Si</text:p>
          </table:table-cell>
          <table:table-cell office:value-type="float" office:value="10971" calcext:value-type="float">
            <text:p>109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No</text:p>
          </table:table-cell>
          <table:table-cell office:value-type="float" office:value="10972" calcext:value-type="float">
            <text:p>109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(No sabe)</text:p>
          </table:table-cell>
          <table:table-cell office:value-type="float" office:value="10973" calcext:value-type="float">
            <text:p>109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Nada importante</text:p>
          </table:table-cell>
          <table:table-cell office:value-type="float" office:value="10800" calcext:value-type="float">
            <text:p>1080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0801" calcext:value-type="float">
            <text:p>1080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0802" calcext:value-type="float">
            <text:p>1080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0803" calcext:value-type="float">
            <text:p>10803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4" calcext:value-type="float">
            <text:p>4</text:p>
          </table:table-cell>
          <table:table-cell office:value-type="float" office:value="10804" calcext:value-type="float">
            <text:p>10804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5" calcext:value-type="float">
            <text:p>5</text:p>
          </table:table-cell>
          <table:table-cell office:value-type="float" office:value="10805" calcext:value-type="float">
            <text:p>108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6" calcext:value-type="float">
            <text:p>6</text:p>
          </table:table-cell>
          <table:table-cell office:value-type="float" office:value="10806" calcext:value-type="float">
            <text:p>108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7" calcext:value-type="float">
            <text:p>7</text:p>
          </table:table-cell>
          <table:table-cell office:value-type="float" office:value="10807" calcext:value-type="float">
            <text:p>108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8" calcext:value-type="float">
            <text:p>8</text:p>
          </table:table-cell>
          <table:table-cell office:value-type="float" office:value="10808" calcext:value-type="float">
            <text:p>1080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9" calcext:value-type="float">
            <text:p>9</text:p>
          </table:table-cell>
          <table:table-cell office:value-type="float" office:value="10809" calcext:value-type="float">
            <text:p>10809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Muy importante</text:p>
          </table:table-cell>
          <table:table-cell office:value-type="float" office:value="10810" calcext:value-type="float">
            <text:p>108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(No sabe)</text:p>
          </table:table-cell>
          <table:table-cell office:value-type="float" office:value="10811" calcext:value-type="float">
            <text:p>108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Todos los días</text:p>
          </table:table-cell>
          <table:table-cell office:value-type="float" office:value="10974" calcext:value-type="float">
            <text:p>1097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arias veces a la semana</text:p>
          </table:table-cell>
          <table:table-cell office:value-type="float" office:value="10975" calcext:value-type="float">
            <text:p>1097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z a la semana</text:p>
          </table:table-cell>
          <table:table-cell office:value-type="float" office:value="10976" calcext:value-type="float">
            <text:p>1097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arias veces al mes</text:p>
          </table:table-cell>
          <table:table-cell office:value-type="float" office:value="10977" calcext:value-type="float">
            <text:p>10977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z al mes</text:p>
          </table:table-cell>
          <table:table-cell office:value-type="float" office:value="10978" calcext:value-type="float">
            <text:p>1097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on menor frecuencia</text:p>
          </table:table-cell>
          <table:table-cell office:value-type="float" office:value="10979" calcext:value-type="float">
            <text:p>10979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unca</text:p>
          </table:table-cell>
          <table:table-cell office:value-type="float" office:value="10980" calcext:value-type="float">
            <text:p>1098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No sabe)</text:p>
          </table:table-cell>
          <table:table-cell office:value-type="float" office:value="10981" calcext:value-type="float">
            <text:p>1098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Todos los días</text:p>
          </table:table-cell>
          <table:table-cell office:value-type="float" office:value="10974" calcext:value-type="float">
            <text:p>1097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arias veces a la semana</text:p>
          </table:table-cell>
          <table:table-cell office:value-type="float" office:value="10975" calcext:value-type="float">
            <text:p>1097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z a la semana</text:p>
          </table:table-cell>
          <table:table-cell office:value-type="float" office:value="10976" calcext:value-type="float">
            <text:p>1097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arias veces al mes</text:p>
          </table:table-cell>
          <table:table-cell office:value-type="float" office:value="10977" calcext:value-type="float">
            <text:p>10977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z al mes</text:p>
          </table:table-cell>
          <table:table-cell office:value-type="float" office:value="10978" calcext:value-type="float">
            <text:p>1097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on menor frecuencia</text:p>
          </table:table-cell>
          <table:table-cell office:value-type="float" office:value="10979" calcext:value-type="float">
            <text:p>10979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unca</text:p>
          </table:table-cell>
          <table:table-cell office:value-type="float" office:value="10980" calcext:value-type="float">
            <text:p>1098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No sabe)</text:p>
          </table:table-cell>
          <table:table-cell office:value-type="float" office:value="10981" calcext:value-type="float">
            <text:p>1098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Nada importante</text:p>
          </table:table-cell>
          <table:table-cell office:value-type="float" office:value="10982" calcext:value-type="float">
            <text:p>109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0983" calcext:value-type="float">
            <text:p>109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0984" calcext:value-type="float">
            <text:p>109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0985" calcext:value-type="float">
            <text:p>109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4" calcext:value-type="float">
            <text:p>4</text:p>
          </table:table-cell>
          <table:table-cell office:value-type="float" office:value="10986" calcext:value-type="float">
            <text:p>109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5" calcext:value-type="float">
            <text:p>5</text:p>
          </table:table-cell>
          <table:table-cell office:value-type="float" office:value="10987" calcext:value-type="float">
            <text:p>109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6" calcext:value-type="float">
            <text:p>6</text:p>
          </table:table-cell>
          <table:table-cell office:value-type="float" office:value="10988" calcext:value-type="float">
            <text:p>1098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7" calcext:value-type="float">
            <text:p>7</text:p>
          </table:table-cell>
          <table:table-cell office:value-type="float" office:value="10989" calcext:value-type="float">
            <text:p>1098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8" calcext:value-type="float">
            <text:p>8</text:p>
          </table:table-cell>
          <table:table-cell office:value-type="float" office:value="10990" calcext:value-type="float">
            <text:p>1099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9" calcext:value-type="float">
            <text:p>9</text:p>
          </table:table-cell>
          <table:table-cell office:value-type="float" office:value="10991" calcext:value-type="float">
            <text:p>1099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Muy importante</text:p>
          </table:table-cell>
          <table:table-cell office:value-type="float" office:value="10992" calcext:value-type="float">
            <text:p>1099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No sabe)</text:p>
          </table:table-cell>
          <table:table-cell office:value-type="float" office:value="10993" calcext:value-type="float">
            <text:p>109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úmero de años (REDONDEE A LA CIFRA MÁS BAJA)</text:p>
          </table:table-cell>
          <table:table-cell office:value-type="float" office:value="10994" calcext:value-type="float">
            <text:p>10994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No sabe)</text:p>
          </table:table-cell>
          <table:table-cell office:value-type="float" office:value="10995" calcext:value-type="float">
            <text:p>10995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abajando por cuenta ajena</text:p>
          </table:table-cell>
          <table:table-cell office:value-type="float" office:value="10996" calcext:value-type="float">
            <text:p>1099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abajando por cuenta propia</text:p>
          </table:table-cell>
          <table:table-cell office:value-type="float" office:value="10997" calcext:value-type="float">
            <text:p>10997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tiene empleo remunerado</text:p>
          </table:table-cell>
          <table:table-cell office:value-type="float" office:value="10998" calcext:value-type="float">
            <text:p>10998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No sabe)</text:p>
          </table:table-cell>
          <table:table-cell office:value-type="float" office:value="10999" calcext:value-type="float">
            <text:p>10999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000" calcext:value-type="float">
            <text:p>110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010" calcext:value-type="float">
            <text:p>110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(No sabe)</text:p>
          </table:table-cell>
          <table:table-cell office:value-type="float" office:value="11011" calcext:value-type="float">
            <text:p>11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000" calcext:value-type="float">
            <text:p>110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010" calcext:value-type="float">
            <text:p>110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(No sabe)</text:p>
          </table:table-cell>
          <table:table-cell office:value-type="float" office:value="11011" calcext:value-type="float">
            <text:p>11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000" calcext:value-type="float">
            <text:p>110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010" calcext:value-type="float">
            <text:p>110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(No sabe)</text:p>
          </table:table-cell>
          <table:table-cell office:value-type="float" office:value="11011" calcext:value-type="float">
            <text:p>11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000" calcext:value-type="float">
            <text:p>110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010" calcext:value-type="float">
            <text:p>110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(No sabe)</text:p>
          </table:table-cell>
          <table:table-cell office:value-type="float" office:value="11011" calcext:value-type="float">
            <text:p>11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000" calcext:value-type="float">
            <text:p>110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1100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1002" calcext:value-type="float">
            <text:p>11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1003" calcext:value-type="float">
            <text:p>1100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1004" calcext:value-type="float">
            <text:p>1100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1005" calcext:value-type="float">
            <text:p>110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1006" calcext:value-type="float">
            <text:p>11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1007" calcext:value-type="float">
            <text:p>110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1008" calcext:value-type="float">
            <text:p>110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1009" calcext:value-type="float">
            <text:p>110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010" calcext:value-type="float">
            <text:p>110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(No sabe)</text:p>
          </table:table-cell>
          <table:table-cell office:value-type="float" office:value="11011" calcext:value-type="float">
            <text:p>1101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012" calcext:value-type="float">
            <text:p>1101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1013" calcext:value-type="float">
            <text:p>1101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1014" calcext:value-type="float">
            <text:p>1101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1015" calcext:value-type="float">
            <text:p>1101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11016" calcext:value-type="float">
            <text:p>1101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11017" calcext:value-type="float">
            <text:p>1101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6" calcext:value-type="float">
            <text:p>6</text:p>
          </table:table-cell>
          <table:table-cell office:value-type="float" office:value="11018" calcext:value-type="float">
            <text:p>11018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7" calcext:value-type="float">
            <text:p>7</text:p>
          </table:table-cell>
          <table:table-cell office:value-type="float" office:value="11019" calcext:value-type="float">
            <text:p>11019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8" calcext:value-type="float">
            <text:p>8</text:p>
          </table:table-cell>
          <table:table-cell office:value-type="float" office:value="11020" calcext:value-type="float">
            <text:p>1102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9" calcext:value-type="float">
            <text:p>9</text:p>
          </table:table-cell>
          <table:table-cell office:value-type="float" office:value="11021" calcext:value-type="float">
            <text:p>1102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022" calcext:value-type="float">
            <text:p>1102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(No sabe)</text:p>
          </table:table-cell>
          <table:table-cell office:value-type="float" office:value="11023" calcext:value-type="float">
            <text:p>1102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012" calcext:value-type="float">
            <text:p>1101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1013" calcext:value-type="float">
            <text:p>1101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1014" calcext:value-type="float">
            <text:p>1101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1015" calcext:value-type="float">
            <text:p>1101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11016" calcext:value-type="float">
            <text:p>1101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11017" calcext:value-type="float">
            <text:p>1101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6" calcext:value-type="float">
            <text:p>6</text:p>
          </table:table-cell>
          <table:table-cell office:value-type="float" office:value="11018" calcext:value-type="float">
            <text:p>11018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7" calcext:value-type="float">
            <text:p>7</text:p>
          </table:table-cell>
          <table:table-cell office:value-type="float" office:value="11019" calcext:value-type="float">
            <text:p>11019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8" calcext:value-type="float">
            <text:p>8</text:p>
          </table:table-cell>
          <table:table-cell office:value-type="float" office:value="11020" calcext:value-type="float">
            <text:p>1102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9" calcext:value-type="float">
            <text:p>9</text:p>
          </table:table-cell>
          <table:table-cell office:value-type="float" office:value="11021" calcext:value-type="float">
            <text:p>1102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022" calcext:value-type="float">
            <text:p>1102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(No sabe)</text:p>
          </table:table-cell>
          <table:table-cell office:value-type="float" office:value="11023" calcext:value-type="float">
            <text:p>1102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9802" calcext:value-type="float">
            <text:p>980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9803" calcext:value-type="float">
            <text:p>980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9804" calcext:value-type="float">
            <text:p>980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9805" calcext:value-type="float">
            <text:p>980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9806" calcext:value-type="float">
            <text:p>98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9807" calcext:value-type="float">
            <text:p>9807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6" calcext:value-type="float">
            <text:p>6</text:p>
          </table:table-cell>
          <table:table-cell office:value-type="float" office:value="9808" calcext:value-type="float">
            <text:p>9808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7" calcext:value-type="float">
            <text:p>7</text:p>
          </table:table-cell>
          <table:table-cell office:value-type="float" office:value="9809" calcext:value-type="float">
            <text:p>9809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8" calcext:value-type="float">
            <text:p>8</text:p>
          </table:table-cell>
          <table:table-cell office:value-type="float" office:value="9810" calcext:value-type="float">
            <text:p>981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9" calcext:value-type="float">
            <text:p>9</text:p>
          </table:table-cell>
          <table:table-cell office:value-type="float" office:value="9811" calcext:value-type="float">
            <text:p>981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9812" calcext:value-type="float">
            <text:p>981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No sabe)</text:p>
          </table:table-cell>
          <table:table-cell office:value-type="float" office:value="9813" calcext:value-type="float">
            <text:p>981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9802" calcext:value-type="float">
            <text:p>980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9803" calcext:value-type="float">
            <text:p>980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9804" calcext:value-type="float">
            <text:p>9804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9805" calcext:value-type="float">
            <text:p>980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9806" calcext:value-type="float">
            <text:p>98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9807" calcext:value-type="float">
            <text:p>9807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6" calcext:value-type="float">
            <text:p>6</text:p>
          </table:table-cell>
          <table:table-cell office:value-type="float" office:value="9808" calcext:value-type="float">
            <text:p>9808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7" calcext:value-type="float">
            <text:p>7</text:p>
          </table:table-cell>
          <table:table-cell office:value-type="float" office:value="9809" calcext:value-type="float">
            <text:p>9809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8" calcext:value-type="float">
            <text:p>8</text:p>
          </table:table-cell>
          <table:table-cell office:value-type="float" office:value="9810" calcext:value-type="float">
            <text:p>981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9" calcext:value-type="float">
            <text:p>9</text:p>
          </table:table-cell>
          <table:table-cell office:value-type="float" office:value="9811" calcext:value-type="float">
            <text:p>981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9812" calcext:value-type="float">
            <text:p>9812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No sabe)</text:p>
          </table:table-cell>
          <table:table-cell office:value-type="float" office:value="9813" calcext:value-type="float">
            <text:p>981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11024" calcext:value-type="float">
            <text:p>1102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11025" calcext:value-type="float">
            <text:p>1102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2" calcext:value-type="float">
            <text:p>2</text:p>
          </table:table-cell>
          <table:table-cell office:value-type="float" office:value="11026" calcext:value-type="float">
            <text:p>1102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3" calcext:value-type="float">
            <text:p>3</text:p>
          </table:table-cell>
          <table:table-cell office:value-type="float" office:value="11027" calcext:value-type="float">
            <text:p>1102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4" calcext:value-type="float">
            <text:p>4</text:p>
          </table:table-cell>
          <table:table-cell office:value-type="float" office:value="11028" calcext:value-type="float">
            <text:p>1102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5" calcext:value-type="float">
            <text:p>5</text:p>
          </table:table-cell>
          <table:table-cell office:value-type="float" office:value="11029" calcext:value-type="float">
            <text:p>11029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6" calcext:value-type="float">
            <text:p>6</text:p>
          </table:table-cell>
          <table:table-cell office:value-type="float" office:value="11030" calcext:value-type="float">
            <text:p>1103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7" calcext:value-type="float">
            <text:p>7</text:p>
          </table:table-cell>
          <table:table-cell office:value-type="float" office:value="11031" calcext:value-type="float">
            <text:p>11031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8" calcext:value-type="float">
            <text:p>8</text:p>
          </table:table-cell>
          <table:table-cell office:value-type="float" office:value="11032" calcext:value-type="float">
            <text:p>1103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9" calcext:value-type="float">
            <text:p>9</text:p>
          </table:table-cell>
          <table:table-cell office:value-type="float" office:value="11033" calcext:value-type="float">
            <text:p>11033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034" calcext:value-type="float">
            <text:p>11034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(No sabe)</text:p>
          </table:table-cell>
          <table:table-cell office:value-type="float" office:value="11035" calcext:value-type="float">
            <text:p>1103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Sí</text:p>
          </table:table-cell>
          <table:table-cell office:value-type="float" office:value="11036" calcext:value-type="float">
            <text:p>1103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No</text:p>
          </table:table-cell>
          <table:table-cell office:value-type="float" office:value="11037" calcext:value-type="float">
            <text:p>11037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Todavía no se sabe</text:p>
          </table:table-cell>
          <table:table-cell office:value-type="float" office:value="11038" calcext:value-type="float">
            <text:p>11038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No sabe)</text:p>
          </table:table-cell>
          <table:table-cell office:value-type="float" office:value="11039" calcext:value-type="float">
            <text:p>1103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Fui tratado de forma totalmente incorrecta</text:p>
          </table:table-cell>
          <table:table-cell office:value-type="float" office:value="11040" calcext:value-type="float">
            <text:p>1104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1" calcext:value-type="float">
            <text:p>1</text:p>
          </table:table-cell>
          <table:table-cell office:value-type="float" office:value="11041" calcext:value-type="float">
            <text:p>1104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2" calcext:value-type="float">
            <text:p>2</text:p>
          </table:table-cell>
          <table:table-cell office:value-type="float" office:value="11042" calcext:value-type="float">
            <text:p>1104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3" calcext:value-type="float">
            <text:p>3</text:p>
          </table:table-cell>
          <table:table-cell office:value-type="float" office:value="11043" calcext:value-type="float">
            <text:p>1104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4" calcext:value-type="float">
            <text:p>4</text:p>
          </table:table-cell>
          <table:table-cell office:value-type="float" office:value="11044" calcext:value-type="float">
            <text:p>1104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5" calcext:value-type="float">
            <text:p>5</text:p>
          </table:table-cell>
          <table:table-cell office:value-type="float" office:value="11045" calcext:value-type="float">
            <text:p>1104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6" calcext:value-type="float">
            <text:p>6</text:p>
          </table:table-cell>
          <table:table-cell office:value-type="float" office:value="11046" calcext:value-type="float">
            <text:p>1104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7" calcext:value-type="float">
            <text:p>7</text:p>
          </table:table-cell>
          <table:table-cell office:value-type="float" office:value="11047" calcext:value-type="float">
            <text:p>1104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8" calcext:value-type="float">
            <text:p>8</text:p>
          </table:table-cell>
          <table:table-cell office:value-type="float" office:value="11048" calcext:value-type="float">
            <text:p>1104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9" calcext:value-type="float">
            <text:p>9</text:p>
          </table:table-cell>
          <table:table-cell office:value-type="float" office:value="11049" calcext:value-type="float">
            <text:p>1104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Fui tratado de forma totalmente correcta</text:p>
          </table:table-cell>
          <table:table-cell office:value-type="float" office:value="11050" calcext:value-type="float">
            <text:p>110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No sabe)</text:p>
          </table:table-cell>
          <table:table-cell office:value-type="float" office:value="11051" calcext:value-type="float">
            <text:p>1105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20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Hombre</text:p>
          </table:table-cell>
          <table:table-cell office:value-type="float" office:value="9876" calcext:value-type="float">
            <text:p>987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ujer</text:p>
          </table:table-cell>
          <table:table-cell office:value-type="float" office:value="9877" calcext:value-type="float">
            <text:p>9877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No sabe)</text:p>
          </table:table-cell>
          <table:table-cell office:value-type="float" office:value="9878" calcext:value-type="float">
            <text:p>987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ESS_R01_2002_SPA_ES_21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do /mujer /pareja</text:p>
          </table:table-cell>
          <table:table-cell office:value-type="float" office:value="11052" calcext:value-type="float">
            <text:p>1105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ijo/a (ya sean suyos o de su pareja, incluyendo hijos/as adoptados/as o en acogida)</text:p>
          </table:table-cell>
          <table:table-cell office:value-type="float" office:value="11053" calcext:value-type="float">
            <text:p>11053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dre/madre/suegro/suegra (ya sean suyos o de su pareja)</text:p>
          </table:table-cell>
          <table:table-cell office:value-type="float" office:value="11054" calcext:value-type="float">
            <text:p>1105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de parentesco</text:p>
          </table:table-cell>
          <table:table-cell office:value-type="float" office:value="11055" calcext:value-type="float">
            <text:p>11055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sin parentesco</text:p>
          </table:table-cell>
          <table:table-cell office:value-type="float" office:value="11056" calcext:value-type="float">
            <text:p>1105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sabe)</text:p>
          </table:table-cell>
          <table:table-cell office:value-type="float" office:value="11057" calcext:value-type="float">
            <text:p>1105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 ciudad</text:p>
          </table:table-cell>
          <table:table-cell office:value-type="float" office:value="8193" calcext:value-type="float">
            <text:p>819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as afueras de una gran ciudad</text:p>
          </table:table-cell>
          <table:table-cell office:value-type="float" office:value="8194" calcext:value-type="float">
            <text:p>819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ciudad de tamaño medio o pequeño</text:p>
          </table:table-cell>
          <table:table-cell office:value-type="float" office:value="8195" calcext:value-type="float">
            <text:p>819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 pueblo</text:p>
          </table:table-cell>
          <table:table-cell office:value-type="float" office:value="8196" calcext:value-type="float">
            <text:p>819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ja o casa en el campo</text:p>
          </table:table-cell>
          <table:table-cell office:value-type="float" office:value="8197" calcext:value-type="float">
            <text:p>819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No sabe)</text:p>
          </table:table-cell>
          <table:table-cell office:value-type="float" office:value="8198" calcext:value-type="float">
            <text:p>819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más altos terminados:</text:p>
          </table:table-cell>
          <table:table-cell office:value-type="float" office:value="11058" calcext:value-type="float">
            <text:p>1105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n estudios/analfabeto</text:p>
          </table:table-cell>
          <table:table-cell office:value-type="float" office:value="11059" calcext:value-type="float">
            <text:p>1105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060" calcext:value-type="float">
            <text:p>1106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061" calcext:value-type="float">
            <text:p>1106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062" calcext:value-type="float">
            <text:p>1106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1' y Enseñanza técnico-profesional o equiv.</text:p>
          </table:table-cell>
          <table:table-cell office:value-type="float" office:value="11063" calcext:value-type="float">
            <text:p>11063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superior, BUP, o equivalente</text:p>
          </table:table-cell>
          <table:table-cell office:value-type="float" office:value="11064" calcext:value-type="float">
            <text:p>11064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2' o equivalente</text:p>
          </table:table-cell>
          <table:table-cell office:value-type="float" office:value="11065" calcext:value-type="float">
            <text:p>1106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066" calcext:value-type="float">
            <text:p>1106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11067" calcext:value-type="float">
            <text:p>11067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11068" calcext:value-type="float">
            <text:p>1106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069" calcext:value-type="float">
            <text:p>110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icenciado</text:p>
          </table:table-cell>
          <table:table-cell office:value-type="float" office:value="11070" calcext:value-type="float">
            <text:p>1107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071" calcext:value-type="float">
            <text:p>1107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ctorado</text:p>
          </table:table-cell>
          <table:table-cell office:value-type="float" office:value="11072" calcext:value-type="float">
            <text:p>1107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sabe)</text:p>
          </table:table-cell>
          <table:table-cell office:value-type="float" office:value="11073" calcext:value-type="float">
            <text:p>11073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un empleo remunerado (inc. la situación de baja temporal por maternidadpaternidad, accidente, enfermedad o vacaciones) (ej. trabajador por cuenta ajena, cuenta propia, o en un negocio familiar)</text:p>
          </table:table-cell>
          <table:table-cell office:value-type="float" office:value="11074" calcext:value-type="float">
            <text:p>1107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075" calcext:value-type="float">
            <text:p>1107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11076" calcext:value-type="float">
            <text:p>1107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077" calcext:value-type="float">
            <text:p>1107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078" calcext:value-type="float">
            <text:p>1107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Jubilado</text:p>
          </table:table-cell>
          <table:table-cell office:value-type="float" office:value="11079" calcext:value-type="float">
            <text:p>1107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080" calcext:value-type="float">
            <text:p>1108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ra</text:p>
          </table:table-cell>
          <table:table-cell office:value-type="float" office:value="11081" calcext:value-type="float">
            <text:p>1108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No sabe)</text:p>
          </table:table-cell>
          <table:table-cell office:value-type="float" office:value="11082" calcext:value-type="float">
            <text:p>1108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un empleo remunerado (inc. la situación de baja temporal por maternidadpaternidad, accidente, enfermedad o vacaciones) (ej. trabajador por cuenta ajena, cuenta propia, o en un negocio familiar)</text:p>
          </table:table-cell>
          <table:table-cell office:value-type="float" office:value="11074" calcext:value-type="float">
            <text:p>1107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075" calcext:value-type="float">
            <text:p>1107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11076" calcext:value-type="float">
            <text:p>1107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077" calcext:value-type="float">
            <text:p>1107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078" calcext:value-type="float">
            <text:p>1107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Jubilado</text:p>
          </table:table-cell>
          <table:table-cell office:value-type="float" office:value="11079" calcext:value-type="float">
            <text:p>1107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080" calcext:value-type="float">
            <text:p>1108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Otra</text:p>
          </table:table-cell>
          <table:table-cell office:value-type="float" office:value="11081" calcext:value-type="float">
            <text:p>1108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No sabe)</text:p>
          </table:table-cell>
          <table:table-cell office:value-type="float" office:value="11082" calcext:value-type="float">
            <text:p>1108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2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ajena</text:p>
          </table:table-cell>
          <table:table-cell office:value-type="float" office:value="11083" calcext:value-type="float">
            <text:p>1108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11084" calcext:value-type="float">
            <text:p>11084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/ba en negocio familiar</text:p>
          </table:table-cell>
          <table:table-cell office:value-type="float" office:value="11085" calcext:value-type="float">
            <text:p>11085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No sabe)</text:p>
          </table:table-cell>
          <table:table-cell office:value-type="float" office:value="11086" calcext:value-type="float">
            <text:p>1108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Anote número de empleados</text:p>
          </table:table-cell>
          <table:table-cell office:value-type="float" office:value="11087" calcext:value-type="float">
            <text:p>11087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No sabe)</text:p>
          </table:table-cell>
          <table:table-cell office:value-type="float" office:value="11088" calcext:value-type="float">
            <text:p>1108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indefinido</text:p>
          </table:table-cell>
          <table:table-cell office:value-type="float" office:value="11089" calcext:value-type="float">
            <text:p>1108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o temporal?</text:p>
          </table:table-cell>
          <table:table-cell office:value-type="float" office:value="11090" calcext:value-type="float">
            <text:p>1109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sabe)</text:p>
          </table:table-cell>
          <table:table-cell office:value-type="float" office:value="11091" calcext:value-type="float">
            <text:p>1109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menos de 10</text:p>
          </table:table-cell>
          <table:table-cell office:value-type="float" office:value="11092" calcext:value-type="float">
            <text:p>11092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10 a 24</text:p>
          </table:table-cell>
          <table:table-cell office:value-type="float" office:value="11093" calcext:value-type="float">
            <text:p>11093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25 a 99</text:p>
          </table:table-cell>
          <table:table-cell office:value-type="float" office:value="11094" calcext:value-type="float">
            <text:p>1109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100 a 499</text:p>
          </table:table-cell>
          <table:table-cell office:value-type="float" office:value="11095" calcext:value-type="float">
            <text:p>110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, 500 o más?</text:p>
          </table:table-cell>
          <table:table-cell office:value-type="float" office:value="11096" calcext:value-type="float">
            <text:p>1109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sabe)</text:p>
          </table:table-cell>
          <table:table-cell office:value-type="float" office:value="11097" calcext:value-type="float">
            <text:p>11097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2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ucho</text:p>
          </table:table-cell>
          <table:table-cell office:value-type="float" office:value="11098" calcext:value-type="float">
            <text:p>11098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lgo</text:p>
          </table:table-cell>
          <table:table-cell office:value-type="float" office:value="11099" calcext:value-type="float">
            <text:p>1109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Poco</text:p>
          </table:table-cell>
          <table:table-cell office:value-type="float" office:value="11100" calcext:value-type="float">
            <text:p>1110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Nada</text:p>
          </table:table-cell>
          <table:table-cell office:value-type="float" office:value="11101" calcext:value-type="float">
            <text:p>1110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No sabe)</text:p>
          </table:table-cell>
          <table:table-cell office:value-type="float" office:value="11102" calcext:value-type="float">
            <text:p>1110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228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29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3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3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3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3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rivada</text:p>
          </table:table-cell>
          <table:table-cell office:value-type="float" office:value="11103" calcext:value-type="float">
            <text:p>1110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ública</text:p>
          </table:table-cell>
          <table:table-cell office:value-type="float" office:value="11104" calcext:value-type="float">
            <text:p>1110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Sin ánimo de lucro</text:p>
          </table:table-cell>
          <table:table-cell office:value-type="float" office:value="11105" calcext:value-type="float">
            <text:p>11105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(No sabe)</text:p>
          </table:table-cell>
          <table:table-cell office:value-type="float" office:value="11106" calcext:value-type="float">
            <text:p>111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lo estoy</text:p>
          </table:table-cell>
          <table:table-cell office:value-type="float" office:value="8271" calcext:value-type="float">
            <text:p>827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lo he estado</text:p>
          </table:table-cell>
          <table:table-cell office:value-type="float" office:value="8272" calcext:value-type="float">
            <text:p>827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8273" calcext:value-type="float">
            <text:p>827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No sabe)</text:p>
          </table:table-cell>
          <table:table-cell office:value-type="float" office:value="8274" calcext:value-type="float">
            <text:p>827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os o ingresos del trabajo por cuenta ajena</text:p>
          </table:table-cell>
          <table:table-cell office:value-type="float" office:value="11107" calcext:value-type="float">
            <text:p>1110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os o ingresos del trabajo por cuenta propia o de explotaciones agrícolas</text:p>
          </table:table-cell>
          <table:table-cell office:value-type="float" office:value="11108" calcext:value-type="float">
            <text:p>11108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ensiones</text:p>
          </table:table-cell>
          <table:table-cell office:value-type="float" office:value="11109" calcext:value-type="float">
            <text:p>11109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restación por desempleo o indemnización por despido</text:p>
          </table:table-cell>
          <table:table-cell office:value-type="float" office:value="11110" calcext:value-type="float">
            <text:p>1111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Otras ayudas o prestaciones sociales</text:p>
          </table:table-cell>
          <table:table-cell office:value-type="float" office:value="11111" calcext:value-type="float">
            <text:p>11111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Rentas de inversiones, ahorros, seguros o propiedades</text:p>
          </table:table-cell>
          <table:table-cell office:value-type="float" office:value="11112" calcext:value-type="float">
            <text:p>11112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Otras fuentes de ingresos</text:p>
          </table:table-cell>
          <table:table-cell office:value-type="float" office:value="11113" calcext:value-type="float">
            <text:p>11113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No sabe)</text:p>
          </table:table-cell>
          <table:table-cell office:value-type="float" office:value="11114" calcext:value-type="float">
            <text:p>1111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J Menos de €40</text:p>
          </table:table-cell>
          <table:table-cell office:value-type="float" office:value="11115" calcext:value-type="float">
            <text:p>1111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R Entre €40 y menos de €70</text:p>
          </table:table-cell>
          <table:table-cell office:value-type="float" office:value="11116" calcext:value-type="float">
            <text:p>1111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C Entre €70 y menos de €120</text:p>
          </table:table-cell>
          <table:table-cell office:value-type="float" office:value="11117" calcext:value-type="float">
            <text:p>1111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M Entre €120 y menos de €230</text:p>
          </table:table-cell>
          <table:table-cell office:value-type="float" office:value="11118" calcext:value-type="float">
            <text:p>1111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F Entre €230 y menos de €350</text:p>
          </table:table-cell>
          <table:table-cell office:value-type="float" office:value="11119" calcext:value-type="float">
            <text:p>11119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 Entre €350 y menos de €460</text:p>
          </table:table-cell>
          <table:table-cell office:value-type="float" office:value="11120" calcext:value-type="float">
            <text:p>1112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K Entre €460 y menos de €580</text:p>
          </table:table-cell>
          <table:table-cell office:value-type="float" office:value="11121" calcext:value-type="float">
            <text:p>11121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P Entre €580 y menos de €690</text:p>
          </table:table-cell>
          <table:table-cell office:value-type="float" office:value="11122" calcext:value-type="float">
            <text:p>11122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D Entre €690 y menos de €1150</text:p>
          </table:table-cell>
          <table:table-cell office:value-type="float" office:value="11123" calcext:value-type="float">
            <text:p>11123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H Entre €1150 y menos de €1730</text:p>
          </table:table-cell>
          <table:table-cell office:value-type="float" office:value="11124" calcext:value-type="float">
            <text:p>11124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 Entre €1730 y menos de €2310</text:p>
          </table:table-cell>
          <table:table-cell office:value-type="float" office:value="11125" calcext:value-type="float">
            <text:p>1112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N €2310 o más</text:p>
          </table:table-cell>
          <table:table-cell office:value-type="float" office:value="11126" calcext:value-type="float">
            <text:p>1112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(No sabe)</text:p>
          </table:table-cell>
          <table:table-cell office:value-type="float" office:value="11127" calcext:value-type="float">
            <text:p>1112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J Menos de €150</text:p>
          </table:table-cell>
          <table:table-cell office:value-type="float" office:value="11128" calcext:value-type="float">
            <text:p>1112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R Entre €150 y menos de €300</text:p>
          </table:table-cell>
          <table:table-cell office:value-type="float" office:value="11129" calcext:value-type="float">
            <text:p>11129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C Entre €300 y menos de €500</text:p>
          </table:table-cell>
          <table:table-cell office:value-type="float" office:value="11130" calcext:value-type="float">
            <text:p>1113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 Entre €500 y menos de €1000</text:p>
          </table:table-cell>
          <table:table-cell office:value-type="float" office:value="11131" calcext:value-type="float">
            <text:p>11131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F Entre €1000 y menos de €1500</text:p>
          </table:table-cell>
          <table:table-cell office:value-type="float" office:value="11132" calcext:value-type="float">
            <text:p>11132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 Entre €1500 y menos de €2000</text:p>
          </table:table-cell>
          <table:table-cell office:value-type="float" office:value="11133" calcext:value-type="float">
            <text:p>1113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K Entre €2000 y menos de €2500</text:p>
          </table:table-cell>
          <table:table-cell office:value-type="float" office:value="11134" calcext:value-type="float">
            <text:p>1113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P Entre €2500 y menos de €3000</text:p>
          </table:table-cell>
          <table:table-cell office:value-type="float" office:value="11135" calcext:value-type="float">
            <text:p>1113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D Entre €3000 y menos de €5000</text:p>
          </table:table-cell>
          <table:table-cell office:value-type="float" office:value="11136" calcext:value-type="float">
            <text:p>1113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H Entre €5000 y menos de €7500</text:p>
          </table:table-cell>
          <table:table-cell office:value-type="float" office:value="11137" calcext:value-type="float">
            <text:p>1113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 Entre €7500 y menos de €10000</text:p>
          </table:table-cell>
          <table:table-cell office:value-type="float" office:value="11138" calcext:value-type="float">
            <text:p>1113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N €10000 o más</text:p>
          </table:table-cell>
          <table:table-cell office:value-type="float" office:value="11139" calcext:value-type="float">
            <text:p>11139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(No sabe)</text:p>
          </table:table-cell>
          <table:table-cell office:value-type="float" office:value="11140" calcext:value-type="float">
            <text:p>1114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J Menos de €1.800</text:p>
          </table:table-cell>
          <table:table-cell office:value-type="float" office:value="11141" calcext:value-type="float">
            <text:p>1114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R Entre €1.800 y menos de €3.599</text:p>
          </table:table-cell>
          <table:table-cell office:value-type="float" office:value="11142" calcext:value-type="float">
            <text:p>1114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C Entre €3.600 y menos de €5.999</text:p>
          </table:table-cell>
          <table:table-cell office:value-type="float" office:value="11143" calcext:value-type="float">
            <text:p>1114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M Entre €6.000 y menos de €11.999</text:p>
          </table:table-cell>
          <table:table-cell office:value-type="float" office:value="11144" calcext:value-type="float">
            <text:p>1114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F Entre €12.000 y menos de €17.999</text:p>
          </table:table-cell>
          <table:table-cell office:value-type="float" office:value="11145" calcext:value-type="float">
            <text:p>1114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 Entre €18.000 y menos de €23.999</text:p>
          </table:table-cell>
          <table:table-cell office:value-type="float" office:value="11146" calcext:value-type="float">
            <text:p>1114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K Entre €24.000 y menos de €29.999</text:p>
          </table:table-cell>
          <table:table-cell office:value-type="float" office:value="11147" calcext:value-type="float">
            <text:p>1114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P Entre €30.000 y menos de €35.999</text:p>
          </table:table-cell>
          <table:table-cell office:value-type="float" office:value="11148" calcext:value-type="float">
            <text:p>1114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D Entre €36.000 y menos de €59.999</text:p>
          </table:table-cell>
          <table:table-cell office:value-type="float" office:value="11149" calcext:value-type="float">
            <text:p>1114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H Entre €60.000 y menos de €89.999</text:p>
          </table:table-cell>
          <table:table-cell office:value-type="float" office:value="11150" calcext:value-type="float">
            <text:p>1115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 Entre €90.000 y menos de €119.999</text:p>
          </table:table-cell>
          <table:table-cell office:value-type="float" office:value="11151" calcext:value-type="float">
            <text:p>1115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N €120.000 o más</text:p>
          </table:table-cell>
          <table:table-cell office:value-type="float" office:value="11152" calcext:value-type="float">
            <text:p>1115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(No sabe)</text:p>
          </table:table-cell>
          <table:table-cell office:value-type="float" office:value="11153" calcext:value-type="float">
            <text:p>1115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vivimos cómodamente</text:p>
          </table:table-cell>
          <table:table-cell office:value-type="float" office:value="8370" calcext:value-type="float">
            <text:p>837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nos llega para vivir</text:p>
          </table:table-cell>
          <table:table-cell office:value-type="float" office:value="8371" calcext:value-type="float">
            <text:p>8371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tenemos dificultades</text:p>
          </table:table-cell>
          <table:table-cell office:value-type="float" office:value="8372" calcext:value-type="float">
            <text:p>837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tenemos muchas dificultades</text:p>
          </table:table-cell>
          <table:table-cell office:value-type="float" office:value="8373" calcext:value-type="float">
            <text:p>837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No sabe)</text:p>
          </table:table-cell>
          <table:table-cell office:value-type="float" office:value="8374" calcext:value-type="float">
            <text:p>837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uy difícil</text:p>
          </table:table-cell>
          <table:table-cell office:value-type="float" office:value="8375" calcext:value-type="float">
            <text:p>837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e difícil</text:p>
          </table:table-cell>
          <table:table-cell office:value-type="float" office:value="8376" calcext:value-type="float">
            <text:p>837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Ni fácil ni difícil</text:p>
          </table:table-cell>
          <table:table-cell office:value-type="float" office:value="8377" calcext:value-type="float">
            <text:p>8377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e fácil</text:p>
          </table:table-cell>
          <table:table-cell office:value-type="float" office:value="8378" calcext:value-type="float">
            <text:p>8378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uy fácil</text:p>
          </table:table-cell>
          <table:table-cell office:value-type="float" office:value="8379" calcext:value-type="float">
            <text:p>837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No sabe)</text:p>
          </table:table-cell>
          <table:table-cell office:value-type="float" office:value="8380" calcext:value-type="float">
            <text:p>838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vive con marido</text:p>
          </table:table-cell>
          <table:table-cell office:value-type="float" office:value="11154" calcext:value-type="float">
            <text:p>1115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NO vive con marido</text:p>
          </table:table-cell>
          <table:table-cell office:value-type="float" office:value="11155" calcext:value-type="float">
            <text:p>11155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No sabe)</text:p>
          </table:table-cell>
          <table:table-cell office:value-type="float" office:value="11156" calcext:value-type="float">
            <text:p>1115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más altos terminados:</text:p>
          </table:table-cell>
          <table:table-cell office:value-type="float" office:value="11157" calcext:value-type="float">
            <text:p>11157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n estudios/analfabeto</text:p>
          </table:table-cell>
          <table:table-cell office:value-type="float" office:value="11158" calcext:value-type="float">
            <text:p>1115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159" calcext:value-type="float">
            <text:p>11159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160" calcext:value-type="float">
            <text:p>1116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161" calcext:value-type="float">
            <text:p>11161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1' y Enseñanza técnico profesional o equiv.</text:p>
          </table:table-cell>
          <table:table-cell office:value-type="float" office:value="11162" calcext:value-type="float">
            <text:p>11162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chillerato superior, BUP, o equiv.</text:p>
          </table:table-cell>
          <table:table-cell office:value-type="float" office:value="11163" calcext:value-type="float">
            <text:p>11163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2' o equiv.</text:p>
          </table:table-cell>
          <table:table-cell office:value-type="float" office:value="11164" calcext:value-type="float">
            <text:p>1116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165" calcext:value-type="float">
            <text:p>11165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écto e ingeniero técnico</text:p>
          </table:table-cell>
          <table:table-cell office:value-type="float" office:value="11166" calcext:value-type="float">
            <text:p>1116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11167" calcext:value-type="float">
            <text:p>11167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168" calcext:value-type="float">
            <text:p>1116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Licenciado</text:p>
          </table:table-cell>
          <table:table-cell office:value-type="float" office:value="11169" calcext:value-type="float">
            <text:p>11169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170" calcext:value-type="float">
            <text:p>1117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ctorado</text:p>
          </table:table-cell>
          <table:table-cell office:value-type="float" office:value="11171" calcext:value-type="float">
            <text:p>11171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No sabe)</text:p>
          </table:table-cell>
          <table:table-cell office:value-type="float" office:value="11172" calcext:value-type="float">
            <text:p>11172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11173" calcext:value-type="float">
            <text:p>11173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174" calcext:value-type="float">
            <text:p>11174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n de desempleo y buscando trabajo activamente.</text:p>
          </table:table-cell>
          <table:table-cell office:value-type="float" office:value="11175" calcext:value-type="float">
            <text:p>11175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176" calcext:value-type="float">
            <text:p>1117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177" calcext:value-type="float">
            <text:p>11177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Jubilado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179" calcext:value-type="float">
            <text:p>1117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Otra</text:p>
          </table:table-cell>
          <table:table-cell office:value-type="float" office:value="11180" calcext:value-type="float">
            <text:p>1118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(No sabe)</text:p>
          </table:table-cell>
          <table:table-cell office:value-type="float" office:value="11181" calcext:value-type="float">
            <text:p>1118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11173" calcext:value-type="float">
            <text:p>11173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174" calcext:value-type="float">
            <text:p>11174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n de desempleo y buscando trabajo activamente.</text:p>
          </table:table-cell>
          <table:table-cell office:value-type="float" office:value="11175" calcext:value-type="float">
            <text:p>11175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176" calcext:value-type="float">
            <text:p>1117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177" calcext:value-type="float">
            <text:p>11177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Jubilado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179" calcext:value-type="float">
            <text:p>1117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Otra</text:p>
          </table:table-cell>
          <table:table-cell office:value-type="float" office:value="11180" calcext:value-type="float">
            <text:p>1118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(No sabe)</text:p>
          </table:table-cell>
          <table:table-cell office:value-type="float" office:value="11181" calcext:value-type="float">
            <text:p>1118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50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2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3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rivada</text:p>
          </table:table-cell>
          <table:table-cell office:value-type="float" office:value="11103" calcext:value-type="float">
            <text:p>1110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ública</text:p>
          </table:table-cell>
          <table:table-cell office:value-type="float" office:value="11104" calcext:value-type="float">
            <text:p>1110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Sin ánimo de lucro</text:p>
          </table:table-cell>
          <table:table-cell office:value-type="float" office:value="11105" calcext:value-type="float">
            <text:p>11105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(No sabe)</text:p>
          </table:table-cell>
          <table:table-cell office:value-type="float" office:value="11106" calcext:value-type="float">
            <text:p>111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dor por cuenta ajena</text:p>
          </table:table-cell>
          <table:table-cell office:value-type="float" office:value="11182" calcext:value-type="float">
            <text:p>1118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11183" calcext:value-type="float">
            <text:p>11183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 en un negocio familiar</text:p>
          </table:table-cell>
          <table:table-cell office:value-type="float" office:value="11184" calcext:value-type="float">
            <text:p>11184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No sabe)</text:p>
          </table:table-cell>
          <table:table-cell office:value-type="float" office:value="11185" calcext:value-type="float">
            <text:p>11185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25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5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in estudios/analfabeto</text:p>
          </table:table-cell>
          <table:table-cell office:value-type="float" office:value="11186" calcext:value-type="float">
            <text:p>1118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187" calcext:value-type="float">
            <text:p>1118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188" calcext:value-type="float">
            <text:p>11188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189" calcext:value-type="float">
            <text:p>111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1' y enseñanza técnico-profesional o equiv.</text:p>
          </table:table-cell>
          <table:table-cell office:value-type="float" office:value="11190" calcext:value-type="float">
            <text:p>111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illerato superior, BUP, o equivalente</text:p>
          </table:table-cell>
          <table:table-cell office:value-type="float" office:value="11191" calcext:value-type="float">
            <text:p>111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2' o equivalente</text:p>
          </table:table-cell>
          <table:table-cell office:value-type="float" office:value="11192" calcext:value-type="float">
            <text:p>111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193" calcext:value-type="float">
            <text:p>111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11194" calcext:value-type="float">
            <text:p>111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ado de otras escuelas universitarias o equiv</text:p>
          </table:table-cell>
          <table:table-cell office:value-type="float" office:value="11195" calcext:value-type="float">
            <text:p>1119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196" calcext:value-type="float">
            <text:p>1119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Licenciado</text:p>
          </table:table-cell>
          <table:table-cell office:value-type="float" office:value="11197" calcext:value-type="float">
            <text:p>1119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198" calcext:value-type="float">
            <text:p>11198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octorado</text:p>
          </table:table-cell>
          <table:table-cell office:value-type="float" office:value="11199" calcext:value-type="float">
            <text:p>1119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 sabe)</text:p>
          </table:table-cell>
          <table:table-cell office:value-type="float" office:value="11200" calcext:value-type="float">
            <text:p>1120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397" calcext:value-type="float">
            <text:p>83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398" calcext:value-type="float">
            <text:p>839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No trabajaba</text:p>
          </table:table-cell>
          <table:table-cell office:value-type="float" office:value="8399" calcext:value-type="float">
            <text:p>839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400" calcext:value-type="float">
            <text:p>840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No sabe)</text:p>
          </table:table-cell>
          <table:table-cell office:value-type="float" office:value="8401" calcext:value-type="float">
            <text:p>84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Ninguno</text:p>
          </table:table-cell>
          <table:table-cell office:value-type="float" office:value="8870" calcext:value-type="float">
            <text:p>887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Entre 1 y 24</text:p>
          </table:table-cell>
          <table:table-cell office:value-type="float" office:value="8871" calcext:value-type="float">
            <text:p>887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25 o más</text:p>
          </table:table-cell>
          <table:table-cell office:value-type="float" office:value="8872" calcext:value-type="float">
            <text:p>8872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No sabe)</text:p>
          </table:table-cell>
          <table:table-cell office:value-type="float" office:value="8873" calcext:value-type="float">
            <text:p>887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6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402" calcext:value-type="float">
            <text:p>84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403" calcext:value-type="float">
            <text:p>840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404" calcext:value-type="float">
            <text:p>840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405" calcext:value-type="float">
            <text:p>84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406" calcext:value-type="float">
            <text:p>840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407" calcext:value-type="float">
            <text:p>840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408" calcext:value-type="float">
            <text:p>840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409" calcext:value-type="float">
            <text:p>840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No sabe)</text:p>
          </table:table-cell>
          <table:table-cell office:value-type="float" office:value="8410" calcext:value-type="float">
            <text:p>841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Sin estudios/analfabeto</text:p>
          </table:table-cell>
          <table:table-cell office:value-type="float" office:value="11201" calcext:value-type="float">
            <text:p>1120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202" calcext:value-type="float">
            <text:p>11202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203" calcext:value-type="float">
            <text:p>1120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GB ESO o equivalente (antiguo Bachillerato elemental, graduado escolar, certificado escolar.)</text:p>
          </table:table-cell>
          <table:table-cell office:value-type="float" office:value="11204" calcext:value-type="float">
            <text:p>11204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1' y Enseñanza técnico profesional o equiv.</text:p>
          </table:table-cell>
          <table:table-cell office:value-type="float" office:value="11205" calcext:value-type="float">
            <text:p>1120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Bachillerato superior, BUP, o equiv.</text:p>
          </table:table-cell>
          <table:table-cell office:value-type="float" office:value="11206" calcext:value-type="float">
            <text:p>112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2' o equiv.</text:p>
          </table:table-cell>
          <table:table-cell office:value-type="float" office:value="11207" calcext:value-type="float">
            <text:p>1120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208" calcext:value-type="float">
            <text:p>11208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écto e ingeniero técnico</text:p>
          </table:table-cell>
          <table:table-cell office:value-type="float" office:value="11209" calcext:value-type="float">
            <text:p>11209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iplomado de otras escuelas universitarias o equiv</text:p>
          </table:table-cell>
          <table:table-cell office:value-type="float" office:value="11210" calcext:value-type="float">
            <text:p>1121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211" calcext:value-type="float">
            <text:p>112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Licenciado</text:p>
          </table:table-cell>
          <table:table-cell office:value-type="float" office:value="11212" calcext:value-type="float">
            <text:p>11212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213" calcext:value-type="float">
            <text:p>1121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octorado</text:p>
          </table:table-cell>
          <table:table-cell office:value-type="float" office:value="11214" calcext:value-type="float">
            <text:p>11214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No sabe)</text:p>
          </table:table-cell>
          <table:table-cell office:value-type="float" office:value="11215" calcext:value-type="float">
            <text:p>1121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abajadora por cuenta ajena</text:p>
          </table:table-cell>
          <table:table-cell office:value-type="float" office:value="8411" calcext:value-type="float">
            <text:p>84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abajadora por cuenta propia</text:p>
          </table:table-cell>
          <table:table-cell office:value-type="float" office:value="8412" calcext:value-type="float">
            <text:p>841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 trabajaba</text:p>
          </table:table-cell>
          <table:table-cell office:value-type="float" office:value="8413" calcext:value-type="float">
            <text:p>84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414" calcext:value-type="float">
            <text:p>841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No sabe)</text:p>
          </table:table-cell>
          <table:table-cell office:value-type="float" office:value="8415" calcext:value-type="float">
            <text:p>841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Ninguno</text:p>
          </table:table-cell>
          <table:table-cell office:value-type="float" office:value="11216" calcext:value-type="float">
            <text:p>1121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Entre 1 y 24</text:p>
          </table:table-cell>
          <table:table-cell office:value-type="float" office:value="11217" calcext:value-type="float">
            <text:p>11217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25 o más 3</text:p>
          </table:table-cell>
          <table:table-cell office:value-type="float" office:value="11218" calcext:value-type="float">
            <text:p>11218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No sabe)</text:p>
          </table:table-cell>
          <table:table-cell office:value-type="float" office:value="11219" calcext:value-type="float">
            <text:p>1121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profesionales tradicionales (EJEMPLOS: contable – abogada – médica –científica – ingeniera o arquitecta – farmacéutica –procuradora – aparejadora – ingeniera técnica -topógrafa)</text:p>
          </table:table-cell>
          <table:table-cell office:value-type="float" office:value="11220" calcext:value-type="float">
            <text:p>1122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profesionales modernas (EJEMPLOS: profesora – enfermera – fisioterapeuta – asistente social –trabajadora social –– músico – agente de policía – programadora informática – profesora de universidad o colegio – artista...)</text:p>
          </table:table-cell>
          <table:table-cell office:value-type="float" office:value="11221" calcext:value-type="float">
            <text:p>1122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os de oficina y ocupaciones intermedias (EJEMPLOS: secretaria – secretaria de alta dirección – administrativo – oficinista – teleoperadora – auxiliar de clínica/enfermería – puericultora –delineante –apoderada/interventora de banca)</text:p>
          </table:table-cell>
          <table:table-cell office:value-type="float" office:value="11222" calcext:value-type="float">
            <text:p>1122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 (EJEMPLOS: directora financiera – jefe ejecutivo – agricultora por cuenta propia...)</text:p>
          </table:table-cell>
          <table:table-cell office:value-type="float" office:value="11223" calcext:value-type="float">
            <text:p>1122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técnicas o de oficios (EJEMPLOS: mecánico de motores – operaria – capataz – fontanera – impresora – albañil – fresadora - electricista – jardinera – maquinista de tren – zapatera – panadera – carpintera – tapicera – cocinera..)</text:p>
          </table:table-cell>
          <table:table-cell office:value-type="float" office:value="11224" calcext:value-type="float">
            <text:p>1122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manuales y de servicios semirutinarias (EJEMPLOS: cartera – operaria de máquinas – guarda de seguridad – conserje – trabajadora agrícola – ayudante de cocina – recepcionista – dependiente de una tienda – representante...)</text:p>
          </table:table-cell>
          <table:table-cell office:value-type="float" office:value="11225" calcext:value-type="float">
            <text:p>1122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manuales y de servicios rutinarias (EJEMPLOS: conductora de vehículos pesados – conductora de furgonetas – limpiadora – moza de carga o descargador – empaquetadora – costurera industrial – mensajera – peones en general...)</text:p>
          </table:table-cell>
          <table:table-cell office:value-type="float" office:value="11226" calcext:value-type="float">
            <text:p>1122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o de nivel medio o junior (EJEMPLOS: directora de oficina – directora de sucursal de banco – encargada de restaurante – encargada de almacén – hostelera – encargadas generales – capitán de pesca)</text:p>
          </table:table-cell>
          <table:table-cell office:value-type="float" office:value="11227" calcext:value-type="float">
            <text:p>1122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No sabe)</text:p>
          </table:table-cell>
          <table:table-cell office:value-type="float" office:value="11228" calcext:value-type="float">
            <text:p>1122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asado/a</text:p>
          </table:table-cell>
          <table:table-cell office:value-type="float" office:value="8416" calcext:value-type="float">
            <text:p>8416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eparado/a (todavía casado a efectos legales)</text:p>
          </table:table-cell>
          <table:table-cell office:value-type="float" office:value="8417" calcext:value-type="float">
            <text:p>841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vorciado/a</text:p>
          </table:table-cell>
          <table:table-cell office:value-type="float" office:value="8418" calcext:value-type="float">
            <text:p>841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Viudo/a</text:p>
          </table:table-cell>
          <table:table-cell office:value-type="float" office:value="8419" calcext:value-type="float">
            <text:p>841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unca ha estado casado/a</text:p>
          </table:table-cell>
          <table:table-cell office:value-type="float" office:value="8420" calcext:value-type="float">
            <text:p>842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No sabe)</text:p>
          </table:table-cell>
          <table:table-cell office:value-type="float" office:value="8421" calcext:value-type="float">
            <text:p>8421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TIENE HIJOS VIVIENDO EN CASA</text:p>
          </table:table-cell>
          <table:table-cell office:value-type="float" office:value="11229" calcext:value-type="float">
            <text:p>1122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 TIENE HIJOS VIVIENDO EN CASA</text:p>
          </table:table-cell>
          <table:table-cell office:value-type="float" office:value="11230" calcext:value-type="float">
            <text:p>1123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No sabe)</text:p>
          </table:table-cell>
          <table:table-cell office:value-type="float" office:value="11231" calcext:value-type="float">
            <text:p>11231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Sí</text:p>
          </table:table-cell>
          <table:table-cell office:value-type="float" office:value="7903" calcext:value-type="float">
            <text:p>790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7904" calcext:value-type="float">
            <text:p>79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No sabe)</text:p>
          </table:table-cell>
          <table:table-cell office:value-type="float" office:value="7905" calcext:value-type="float">
            <text:p>79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ntrevista personal</text:p>
          </table:table-cell>
          <table:table-cell office:value-type="float" office:value="11232" calcext:value-type="float">
            <text:p>1123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Ha sido rellenado por el entrevistado mientras yo estaba presente</text:p>
          </table:table-cell>
          <table:table-cell office:value-type="float" office:value="11233" calcext:value-type="float">
            <text:p>1123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e dejé el cuestionario al entrevistado y quedé en recogerlo más tarde</text:p>
          </table:table-cell>
          <table:table-cell office:value-type="float" office:value="11234" calcext:value-type="float">
            <text:p>11234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e dejé el cuestionario al entrevistado para que lo enviase por correo</text:p>
          </table:table-cell>
          <table:table-cell office:value-type="float" office:value="11235" calcext:value-type="float">
            <text:p>11235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No sabe)</text:p>
          </table:table-cell>
          <table:table-cell office:value-type="float" office:value="11236" calcext:value-type="float">
            <text:p>112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unca</text:p>
          </table:table-cell>
          <table:table-cell office:value-type="float" office:value="11237" calcext:value-type="float">
            <text:p>112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si nunca</text:p>
          </table:table-cell>
          <table:table-cell office:value-type="float" office:value="11238" calcext:value-type="float">
            <text:p>1123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lguna vez</text:p>
          </table:table-cell>
          <table:table-cell office:value-type="float" office:value="11239" calcext:value-type="float">
            <text:p>1123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 menudo</text:p>
          </table:table-cell>
          <table:table-cell office:value-type="float" office:value="11240" calcext:value-type="float">
            <text:p>112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uy a menudo</text:p>
          </table:table-cell>
          <table:table-cell office:value-type="float" office:value="11241" calcext:value-type="float">
            <text:p>1124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No sabe)</text:p>
          </table:table-cell>
          <table:table-cell office:value-type="float" office:value="11242" calcext:value-type="float">
            <text:p>112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nca</text:p>
          </table:table-cell>
          <table:table-cell office:value-type="float" office:value="11237" calcext:value-type="float">
            <text:p>112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asi nunca</text:p>
          </table:table-cell>
          <table:table-cell office:value-type="float" office:value="11238" calcext:value-type="float">
            <text:p>1123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lguna vez</text:p>
          </table:table-cell>
          <table:table-cell office:value-type="float" office:value="11239" calcext:value-type="float">
            <text:p>1123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 menudo</text:p>
          </table:table-cell>
          <table:table-cell office:value-type="float" office:value="11240" calcext:value-type="float">
            <text:p>112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uy a menudo</text:p>
          </table:table-cell>
          <table:table-cell office:value-type="float" office:value="11241" calcext:value-type="float">
            <text:p>1124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No sabe)</text:p>
          </table:table-cell>
          <table:table-cell office:value-type="float" office:value="11242" calcext:value-type="float">
            <text:p>112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Nunca</text:p>
          </table:table-cell>
          <table:table-cell office:value-type="float" office:value="11237" calcext:value-type="float">
            <text:p>112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Casi nunca</text:p>
          </table:table-cell>
          <table:table-cell office:value-type="float" office:value="11238" calcext:value-type="float">
            <text:p>1123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lguna vez</text:p>
          </table:table-cell>
          <table:table-cell office:value-type="float" office:value="11239" calcext:value-type="float">
            <text:p>1123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 menudo</text:p>
          </table:table-cell>
          <table:table-cell office:value-type="float" office:value="11240" calcext:value-type="float">
            <text:p>112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Muy a menudo</text:p>
          </table:table-cell>
          <table:table-cell office:value-type="float" office:value="11241" calcext:value-type="float">
            <text:p>1124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No sabe)</text:p>
          </table:table-cell>
          <table:table-cell office:value-type="float" office:value="11242" calcext:value-type="float">
            <text:p>112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Nunca</text:p>
          </table:table-cell>
          <table:table-cell office:value-type="float" office:value="11237" calcext:value-type="float">
            <text:p>112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asi nunca</text:p>
          </table:table-cell>
          <table:table-cell office:value-type="float" office:value="11238" calcext:value-type="float">
            <text:p>1123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lguna vez</text:p>
          </table:table-cell>
          <table:table-cell office:value-type="float" office:value="11239" calcext:value-type="float">
            <text:p>1123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 menudo</text:p>
          </table:table-cell>
          <table:table-cell office:value-type="float" office:value="11240" calcext:value-type="float">
            <text:p>112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Muy a menudo</text:p>
          </table:table-cell>
          <table:table-cell office:value-type="float" office:value="11241" calcext:value-type="float">
            <text:p>1124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No sabe)</text:p>
          </table:table-cell>
          <table:table-cell office:value-type="float" office:value="11242" calcext:value-type="float">
            <text:p>112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SI</text:p>
          </table:table-cell>
          <table:table-cell office:value-type="float" office:value="10733" calcext:value-type="float">
            <text:p>1073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NO</text:p>
          </table:table-cell>
          <table:table-cell office:value-type="float" office:value="10734" calcext:value-type="float">
            <text:p>1073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No sabe)</text:p>
          </table:table-cell>
          <table:table-cell office:value-type="float" office:value="10735" calcext:value-type="float">
            <text:p>1073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rido/mujer/pareja</text:p>
          </table:table-cell>
          <table:table-cell office:value-type="float" office:value="11243" calcext:value-type="float">
            <text:p>1124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Hijo/hija (ya sean del entrevistado o de su pareja, incluidos los adoptados y en acogida)</text:p>
          </table:table-cell>
          <table:table-cell office:value-type="float" office:value="11244" calcext:value-type="float">
            <text:p>1124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Padres/Suegros (ya sean del entrevistado o de su pareja)</text:p>
          </table:table-cell>
          <table:table-cell office:value-type="float" office:value="11245" calcext:value-type="float">
            <text:p>11245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́n otro pariente</text:p>
          </table:table-cell>
          <table:table-cell office:value-type="float" office:value="11246" calcext:value-type="float">
            <text:p>1124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na otra persona que no fuera pariente</text:p>
          </table:table-cell>
          <table:table-cell office:value-type="float" office:value="11247" calcext:value-type="float">
            <text:p>1124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No sabe)</text:p>
          </table:table-cell>
          <table:table-cell office:value-type="float" office:value="11248" calcext:value-type="float">
            <text:p>1124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89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Escribir)</text:p>
          </table:table-cell>
          <table:table-cell office:value-type="float" office:value="7819" calcext:value-type="float">
            <text:p>781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9444" calcext:value-type="float">
            <text:p>944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nos de ½ hora</text:p>
          </table:table-cell>
          <table:table-cell office:value-type="float" office:value="9445" calcext:value-type="float">
            <text:p>944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446" calcext:value-type="float">
            <text:p>944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447" calcext:value-type="float">
            <text:p>944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448" calcext:value-type="float">
            <text:p>944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449" calcext:value-type="float">
            <text:p>944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450" calcext:value-type="float">
            <text:p>945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3 horas</text:p>
          </table:table-cell>
          <table:table-cell office:value-type="float" office:value="9451" calcext:value-type="float">
            <text:p>945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9452" calcext:value-type="float">
            <text:p>945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249" calcext:value-type="float">
            <text:p>1124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1250" calcext:value-type="float">
            <text:p>1125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1251" calcext:value-type="float">
            <text:p>1125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252" calcext:value-type="float">
            <text:p>1125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1253" calcext:value-type="float">
            <text:p>11253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1254" calcext:value-type="float">
            <text:p>1125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1255" calcext:value-type="float">
            <text:p>11255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1256" calcext:value-type="float">
            <text:p>1125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1257" calcext:value-type="float">
            <text:p>1125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1258" calcext:value-type="float">
            <text:p>1125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259" calcext:value-type="float">
            <text:p>1125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11260" calcext:value-type="float">
            <text:p>1126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9444" calcext:value-type="float">
            <text:p>944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nos de ½ hora</text:p>
          </table:table-cell>
          <table:table-cell office:value-type="float" office:value="9445" calcext:value-type="float">
            <text:p>944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446" calcext:value-type="float">
            <text:p>944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447" calcext:value-type="float">
            <text:p>944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448" calcext:value-type="float">
            <text:p>944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449" calcext:value-type="float">
            <text:p>944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450" calcext:value-type="float">
            <text:p>945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3 horas</text:p>
          </table:table-cell>
          <table:table-cell office:value-type="float" office:value="9451" calcext:value-type="float">
            <text:p>945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9452" calcext:value-type="float">
            <text:p>945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9444" calcext:value-type="float">
            <text:p>944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nos de ½ hora</text:p>
          </table:table-cell>
          <table:table-cell office:value-type="float" office:value="9445" calcext:value-type="float">
            <text:p>944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446" calcext:value-type="float">
            <text:p>944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447" calcext:value-type="float">
            <text:p>944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448" calcext:value-type="float">
            <text:p>944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449" calcext:value-type="float">
            <text:p>944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450" calcext:value-type="float">
            <text:p>945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3 horas</text:p>
          </table:table-cell>
          <table:table-cell office:value-type="float" office:value="9451" calcext:value-type="float">
            <text:p>945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9452" calcext:value-type="float">
            <text:p>945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11261" calcext:value-type="float">
            <text:p>1126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1262" calcext:value-type="float">
            <text:p>1126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263" calcext:value-type="float">
            <text:p>1126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1264" calcext:value-type="float">
            <text:p>1126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1265" calcext:value-type="float">
            <text:p>1126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1266" calcext:value-type="float">
            <text:p>1126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1267" calcext:value-type="float">
            <text:p>1126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1268" calcext:value-type="float">
            <text:p>11268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1269" calcext:value-type="float">
            <text:p>1126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1270" calcext:value-type="float">
            <text:p>1127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e puede confiar en la mayoría de la gente</text:p>
          </table:table-cell>
          <table:table-cell office:value-type="float" office:value="11271" calcext:value-type="float">
            <text:p>1127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11272" calcext:value-type="float">
            <text:p>1127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 mayoría de la gente inten-taría aprove-charse de mí</text:p>
          </table:table-cell>
          <table:table-cell office:value-type="float" office:value="11273" calcext:value-type="float">
            <text:p>1127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1274" calcext:value-type="float">
            <text:p>1127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1275" calcext:value-type="float">
            <text:p>1127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276" calcext:value-type="float">
            <text:p>1127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1277" calcext:value-type="float">
            <text:p>1127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1278" calcext:value-type="float">
            <text:p>1127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1279" calcext:value-type="float">
            <text:p>11279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1280" calcext:value-type="float">
            <text:p>1128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1281" calcext:value-type="float">
            <text:p>11281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1282" calcext:value-type="float">
            <text:p>1128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283" calcext:value-type="float">
            <text:p>1128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11284" calcext:value-type="float">
            <text:p>1128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7874" calcext:value-type="float">
            <text:p>78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7875" calcext:value-type="float">
            <text:p>787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7876" calcext:value-type="float">
            <text:p>7876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7877" calcext:value-type="float">
            <text:p>787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7878" calcext:value-type="float">
            <text:p>787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<text:s/>Sí</text:p>
          </table:table-cell>
          <table:table-cell office:value-type="float" office:value="11285" calcext:value-type="float">
            <text:p>1128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<text:s/>No No tenía edad o derecho a votar</text:p>
          </table:table-cell>
          <table:table-cell office:value-type="float" office:value="11286" calcext:value-type="float">
            <text:p>1128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11287" calcext:value-type="float">
            <text:p>1128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7879" calcext:value-type="float">
            <text:p>787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7880" calcext:value-type="float">
            <text:p>788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7881" calcext:value-type="float">
            <text:p>788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7882" calcext:value-type="float">
            <text:p>7882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7883" calcext:value-type="float">
            <text:p>788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7884" calcext:value-type="float">
            <text:p>788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Izquierda</text:p>
          </table:table-cell>
          <table:table-cell office:value-type="float" office:value="8950" calcext:value-type="float">
            <text:p>895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8951" calcext:value-type="float">
            <text:p>895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8952" calcext:value-type="float">
            <text:p>8952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8953" calcext:value-type="float">
            <text:p>8953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8954" calcext:value-type="float">
            <text:p>8954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8955" calcext:value-type="float">
            <text:p>895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8956" calcext:value-type="float">
            <text:p>895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8957" calcext:value-type="float">
            <text:p>895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8958" calcext:value-type="float">
            <text:p>895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8959" calcext:value-type="float">
            <text:p>895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Derecha</text:p>
          </table:table-cell>
          <table:table-cell office:value-type="float" office:value="8960" calcext:value-type="float">
            <text:p>896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8961" calcext:value-type="float">
            <text:p>896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no</text:p>
          </table:table-cell>
          <table:table-cell office:value-type="float" office:value="10697" calcext:value-type="float">
            <text:p>1069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no</text:p>
          </table:table-cell>
          <table:table-cell office:value-type="float" office:value="10698" calcext:value-type="float">
            <text:p>10698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al vez sí, tal vez no</text:p>
          </table:table-cell>
          <table:table-cell office:value-type="float" office:value="10699" calcext:value-type="float">
            <text:p>1069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sí</text:p>
          </table:table-cell>
          <table:table-cell office:value-type="float" office:value="10700" calcext:value-type="float">
            <text:p>107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sí</text:p>
          </table:table-cell>
          <table:table-cell office:value-type="float" office:value="10701" calcext:value-type="float">
            <text:p>10701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10702" calcext:value-type="float">
            <text:p>10702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ompletamente insatisfecho</text:p>
          </table:table-cell>
          <table:table-cell office:value-type="float" office:value="8431" calcext:value-type="float">
            <text:p>843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8432" calcext:value-type="float">
            <text:p>843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8433" calcext:value-type="float">
            <text:p>843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8434" calcext:value-type="float">
            <text:p>8434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8435" calcext:value-type="float">
            <text:p>843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8436" calcext:value-type="float">
            <text:p>843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8437" calcext:value-type="float">
            <text:p>843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8438" calcext:value-type="float">
            <text:p>843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8439" calcext:value-type="float">
            <text:p>8439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8440" calcext:value-type="float">
            <text:p>844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441" calcext:value-type="float">
            <text:p>844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8442" calcext:value-type="float">
            <text:p>8442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difícil</text:p>
          </table:table-cell>
          <table:table-cell office:value-type="float" office:value="7885" calcext:value-type="float">
            <text:p>788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7886" calcext:value-type="float">
            <text:p>788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ácil</text:p>
          </table:table-cell>
          <table:table-cell office:value-type="float" office:value="7887" calcext:value-type="float">
            <text:p>788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ácil</text:p>
          </table:table-cell>
          <table:table-cell office:value-type="float" office:value="7888" calcext:value-type="float">
            <text:p>78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fácil</text:p>
          </table:table-cell>
          <table:table-cell office:value-type="float" office:value="7889" calcext:value-type="float">
            <text:p>788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7890" calcext:value-type="float">
            <text:p>789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confío en absoluto</text:p>
          </table:table-cell>
          <table:table-cell office:value-type="float" office:value="11288" calcext:value-type="float">
            <text:p>1128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1289" calcext:value-type="float">
            <text:p>1128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1290" calcext:value-type="float">
            <text:p>1129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1291" calcext:value-type="float">
            <text:p>112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1292" calcext:value-type="float">
            <text:p>1129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1293" calcext:value-type="float">
            <text:p>1129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1294" calcext:value-type="float">
            <text:p>1129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1295" calcext:value-type="float">
            <text:p>1129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1296" calcext:value-type="float">
            <text:p>1129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1297" calcext:value-type="float">
            <text:p>1129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298" calcext:value-type="float">
            <text:p>1129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11299" calcext:value-type="float">
            <text:p>1129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 confío en absoluto</text:p>
          </table:table-cell>
          <table:table-cell office:value-type="float" office:value="11288" calcext:value-type="float">
            <text:p>1128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1289" calcext:value-type="float">
            <text:p>1128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1290" calcext:value-type="float">
            <text:p>1129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1291" calcext:value-type="float">
            <text:p>112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1292" calcext:value-type="float">
            <text:p>1129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1293" calcext:value-type="float">
            <text:p>1129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1294" calcext:value-type="float">
            <text:p>1129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1295" calcext:value-type="float">
            <text:p>1129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1296" calcext:value-type="float">
            <text:p>1129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1297" calcext:value-type="float">
            <text:p>1129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298" calcext:value-type="float">
            <text:p>1129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11299" calcext:value-type="float">
            <text:p>1129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o confío en absoluto</text:p>
          </table:table-cell>
          <table:table-cell office:value-type="float" office:value="11288" calcext:value-type="float">
            <text:p>1128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1289" calcext:value-type="float">
            <text:p>1128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1290" calcext:value-type="float">
            <text:p>1129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1291" calcext:value-type="float">
            <text:p>112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1292" calcext:value-type="float">
            <text:p>1129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1293" calcext:value-type="float">
            <text:p>1129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1294" calcext:value-type="float">
            <text:p>1129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1295" calcext:value-type="float">
            <text:p>1129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1296" calcext:value-type="float">
            <text:p>1129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1297" calcext:value-type="float">
            <text:p>1129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298" calcext:value-type="float">
            <text:p>1129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11299" calcext:value-type="float">
            <text:p>1129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Nada religioso</text:p>
          </table:table-cell>
          <table:table-cell office:value-type="float" office:value="11300" calcext:value-type="float">
            <text:p>1130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1301" calcext:value-type="float">
            <text:p>1130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1302" calcext:value-type="float">
            <text:p>113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1303" calcext:value-type="float">
            <text:p>1130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1304" calcext:value-type="float">
            <text:p>1130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1305" calcext:value-type="float">
            <text:p>1130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1306" calcext:value-type="float">
            <text:p>11306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1307" calcext:value-type="float">
            <text:p>113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1308" calcext:value-type="float">
            <text:p>1130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1309" calcext:value-type="float">
            <text:p>1130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11310" calcext:value-type="float">
            <text:p>1131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11311" calcext:value-type="float">
            <text:p>1131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Quitan el trabajo</text:p>
          </table:table-cell>
          <table:table-cell office:value-type="float" office:value="11312" calcext:value-type="float">
            <text:p>1131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1313" calcext:value-type="float">
            <text:p>1131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1314" calcext:value-type="float">
            <text:p>11314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1315" calcext:value-type="float">
            <text:p>1131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1316" calcext:value-type="float">
            <text:p>1131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1317" calcext:value-type="float">
            <text:p>1131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1318" calcext:value-type="float">
            <text:p>1131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1319" calcext:value-type="float">
            <text:p>1131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1320" calcext:value-type="float">
            <text:p>1132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1321" calcext:value-type="float">
            <text:p>1132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ontribuyen a crear nuevos empleos</text:p>
          </table:table-cell>
          <table:table-cell office:value-type="float" office:value="11322" calcext:value-type="float">
            <text:p>1132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sabe)</text:p>
          </table:table-cell>
          <table:table-cell office:value-type="float" office:value="11323" calcext:value-type="float">
            <text:p>1132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de acuerdo</text:p>
          </table:table-cell>
          <table:table-cell office:value-type="float" office:value="7947" calcext:value-type="float">
            <text:p>794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e acuerdo</text:p>
          </table:table-cell>
          <table:table-cell office:value-type="float" office:value="7948" calcext:value-type="float">
            <text:p>794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7949" calcext:value-type="float">
            <text:p>7949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 desacuerdo</text:p>
          </table:table-cell>
          <table:table-cell office:value-type="float" office:value="7950" calcext:value-type="float">
            <text:p>795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en desacuerdo</text:p>
          </table:table-cell>
          <table:table-cell office:value-type="float" office:value="7951" calcext:value-type="float">
            <text:p>79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sabe)</text:p>
          </table:table-cell>
          <table:table-cell office:value-type="float" office:value="7952" calcext:value-type="float">
            <text:p>795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Escribir)</text:p>
          </table:table-cell>
          <table:table-cell office:value-type="float" office:value="11324" calcext:value-type="float">
            <text:p>1132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No sabe)</text:p>
          </table:table-cell>
          <table:table-cell office:value-type="float" office:value="11325" calcext:value-type="float">
            <text:p>1132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<text:s/>Sí</text:p>
          </table:table-cell>
          <table:table-cell office:value-type="float" office:value="11326" calcext:value-type="float">
            <text:p>11326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<text:s/>No</text:p>
          </table:table-cell>
          <table:table-cell office:value-type="float" office:value="11327" calcext:value-type="float">
            <text:p>1132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No sabe)</text:p>
          </table:table-cell>
          <table:table-cell office:value-type="float" office:value="11328" calcext:value-type="float">
            <text:p>1132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ORAS: Y MINUTOS:</text:p>
          </table:table-cell>
          <table:table-cell office:value-type="float" office:value="9493" calcext:value-type="float">
            <text:p>949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No sabe)</text:p>
          </table:table-cell>
          <table:table-cell office:value-type="float" office:value="9494" calcext:value-type="float">
            <text:p>949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9534" calcext:value-type="float">
            <text:p>953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  <table:table-cell office:value-type="float" office:value="9535" calcext:value-type="float">
            <text:p>953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2" calcext:value-type="float">
            <text:p>2</text:p>
          </table:table-cell>
          <table:table-cell office:value-type="float" office:value="9536" calcext:value-type="float">
            <text:p>9536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  <table:table-cell office:value-type="float" office:value="9537" calcext:value-type="float">
            <text:p>9537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4" calcext:value-type="float">
            <text:p>4</text:p>
          </table:table-cell>
          <table:table-cell office:value-type="float" office:value="9538" calcext:value-type="float">
            <text:p>953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9539" calcext:value-type="float">
            <text:p>953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No sabe)</text:p>
          </table:table-cell>
          <table:table-cell office:value-type="float" office:value="9540" calcext:value-type="float">
            <text:p>954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a mayoría de la gente intentaría aprovecharse de mí</text:p>
          </table:table-cell>
          <table:table-cell office:value-type="float" office:value="11329" calcext:value-type="float">
            <text:p>1132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float" office:value="11330" calcext:value-type="float">
            <text:p>1133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float" office:value="11331" calcext:value-type="float">
            <text:p>1133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11332" calcext:value-type="float">
            <text:p>11332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float" office:value="11333" calcext:value-type="float">
            <text:p>11333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334" calcext:value-type="float">
            <text:p>1133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336" calcext:value-type="float">
            <text:p>1133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1" calcext:value-type="float">
            <text:p>1</text:p>
          </table:table-cell>
          <table:table-cell office:value-type="float" office:value="11337" calcext:value-type="float">
            <text:p>1133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2" calcext:value-type="float">
            <text:p>2</text:p>
          </table:table-cell>
          <table:table-cell office:value-type="float" office:value="11338" calcext:value-type="float">
            <text:p>1133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3" calcext:value-type="float">
            <text:p>3</text:p>
          </table:table-cell>
          <table:table-cell office:value-type="float" office:value="11339" calcext:value-type="float">
            <text:p>1133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4" calcext:value-type="float">
            <text:p>4</text:p>
          </table:table-cell>
          <table:table-cell office:value-type="float" office:value="11340" calcext:value-type="float">
            <text:p>113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341" calcext:value-type="float">
            <text:p>11341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No sabe)</text:p>
          </table:table-cell>
          <table:table-cell office:value-type="float" office:value="11342" calcext:value-type="float">
            <text:p>1134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No confío en absoluto</text:p>
          </table:table-cell>
          <table:table-cell office:value-type="float" office:value="8443" calcext:value-type="float">
            <text:p>84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float" office:value="8444" calcext:value-type="float">
            <text:p>844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  <table:table-cell office:value-type="float" office:value="8445" calcext:value-type="float">
            <text:p>844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  <table:table-cell office:value-type="float" office:value="8446" calcext:value-type="float">
            <text:p>844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  <table:table-cell office:value-type="float" office:value="8447" calcext:value-type="float">
            <text:p>844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  <table:table-cell office:value-type="float" office:value="8448" calcext:value-type="float">
            <text:p>844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6" calcext:value-type="float">
            <text:p>6</text:p>
          </table:table-cell>
          <table:table-cell office:value-type="float" office:value="8449" calcext:value-type="float">
            <text:p>844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7" calcext:value-type="float">
            <text:p>7</text:p>
          </table:table-cell>
          <table:table-cell office:value-type="float" office:value="8450" calcext:value-type="float">
            <text:p>845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8" calcext:value-type="float">
            <text:p>8</text:p>
          </table:table-cell>
          <table:table-cell office:value-type="float" office:value="8451" calcext:value-type="float">
            <text:p>845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9" calcext:value-type="float">
            <text:p>9</text:p>
          </table:table-cell>
          <table:table-cell office:value-type="float" office:value="8452" calcext:value-type="float">
            <text:p>845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453" calcext:value-type="float">
            <text:p>845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No sabe)</text:p>
          </table:table-cell>
          <table:table-cell office:value-type="float" office:value="8454" calcext:value-type="float">
            <text:p>84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Nada</text:p>
          </table:table-cell>
          <table:table-cell office:value-type="float" office:value="11349" calcext:value-type="float">
            <text:p>1134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y poco</text:p>
          </table:table-cell>
          <table:table-cell office:value-type="float" office:value="11350" calcext:value-type="float">
            <text:p>1135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Poco</text:p>
          </table:table-cell>
          <table:table-cell office:value-type="float" office:value="11351" calcext:value-type="float">
            <text:p>1135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Algo</text:p>
          </table:table-cell>
          <table:table-cell office:value-type="float" office:value="11352" calcext:value-type="float">
            <text:p>1135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Bastante</text:p>
          </table:table-cell>
          <table:table-cell office:value-type="float" office:value="11353" calcext:value-type="float">
            <text:p>1135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cho</text:p>
          </table:table-cell>
          <table:table-cell office:value-type="float" office:value="11354" calcext:value-type="float">
            <text:p>1135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chísimo</text:p>
          </table:table-cell>
          <table:table-cell office:value-type="float" office:value="11355" calcext:value-type="float">
            <text:p>1135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No sabe)</text:p>
          </table:table-cell>
          <table:table-cell office:value-type="float" office:value="11356" calcext:value-type="float">
            <text:p>1135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ORAS: Y MINUTOS:</text:p>
          </table:table-cell>
          <table:table-cell office:value-type="float" office:value="9493" calcext:value-type="float">
            <text:p>949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No sabe)</text:p>
          </table:table-cell>
          <table:table-cell office:value-type="float" office:value="9494" calcext:value-type="float">
            <text:p>949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Nada</text:p>
          </table:table-cell>
          <table:table-cell office:value-type="float" office:value="11349" calcext:value-type="float">
            <text:p>1134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y poco</text:p>
          </table:table-cell>
          <table:table-cell office:value-type="float" office:value="11350" calcext:value-type="float">
            <text:p>1135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Poco</text:p>
          </table:table-cell>
          <table:table-cell office:value-type="float" office:value="11351" calcext:value-type="float">
            <text:p>1135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Algo</text:p>
          </table:table-cell>
          <table:table-cell office:value-type="float" office:value="11352" calcext:value-type="float">
            <text:p>1135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Bastante</text:p>
          </table:table-cell>
          <table:table-cell office:value-type="float" office:value="11353" calcext:value-type="float">
            <text:p>1135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cho</text:p>
          </table:table-cell>
          <table:table-cell office:value-type="float" office:value="11354" calcext:value-type="float">
            <text:p>1135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chísimo</text:p>
          </table:table-cell>
          <table:table-cell office:value-type="float" office:value="11355" calcext:value-type="float">
            <text:p>1135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No sabe)</text:p>
          </table:table-cell>
          <table:table-cell office:value-type="float" office:value="11356" calcext:value-type="float">
            <text:p>1135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Nada</text:p>
          </table:table-cell>
          <table:table-cell office:value-type="float" office:value="11349" calcext:value-type="float">
            <text:p>1134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y poco</text:p>
          </table:table-cell>
          <table:table-cell office:value-type="float" office:value="11350" calcext:value-type="float">
            <text:p>1135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Poco</text:p>
          </table:table-cell>
          <table:table-cell office:value-type="float" office:value="11351" calcext:value-type="float">
            <text:p>1135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Algo</text:p>
          </table:table-cell>
          <table:table-cell office:value-type="float" office:value="11352" calcext:value-type="float">
            <text:p>1135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Bastante</text:p>
          </table:table-cell>
          <table:table-cell office:value-type="float" office:value="11353" calcext:value-type="float">
            <text:p>1135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cho</text:p>
          </table:table-cell>
          <table:table-cell office:value-type="float" office:value="11354" calcext:value-type="float">
            <text:p>1135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chísimo</text:p>
          </table:table-cell>
          <table:table-cell office:value-type="float" office:value="11355" calcext:value-type="float">
            <text:p>1135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No sabe)</text:p>
          </table:table-cell>
          <table:table-cell office:value-type="float" office:value="11356" calcext:value-type="float">
            <text:p>1135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Totalmente de acuerdo</text:p>
          </table:table-cell>
          <table:table-cell office:value-type="float" office:value="11343" calcext:value-type="float">
            <text:p>1134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De acuerdo</text:p>
          </table:table-cell>
          <table:table-cell office:value-type="float" office:value="11344" calcext:value-type="float">
            <text:p>113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45" calcext:value-type="float">
            <text:p>113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En desacuerdo</text:p>
          </table:table-cell>
          <table:table-cell office:value-type="float" office:value="11346" calcext:value-type="float">
            <text:p>1134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347" calcext:value-type="float">
            <text:p>1134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No sabe)</text:p>
          </table:table-cell>
          <table:table-cell office:value-type="float" office:value="11348" calcext:value-type="float">
            <text:p>113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357" calcext:value-type="float">
            <text:p>1135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  <table:table-cell office:value-type="float" office:value="11358" calcext:value-type="float">
            <text:p>1135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2" calcext:value-type="float">
            <text:p>2</text:p>
          </table:table-cell>
          <table:table-cell office:value-type="float" office:value="11359" calcext:value-type="float">
            <text:p>11359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3" calcext:value-type="float">
            <text:p>3</text:p>
          </table:table-cell>
          <table:table-cell office:value-type="float" office:value="11360" calcext:value-type="float">
            <text:p>1136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4" calcext:value-type="float">
            <text:p>4</text:p>
          </table:table-cell>
          <table:table-cell office:value-type="float" office:value="11361" calcext:value-type="float">
            <text:p>1136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362" calcext:value-type="float">
            <text:p>113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No sabe)</text:p>
          </table:table-cell>
          <table:table-cell office:value-type="float" office:value="11363" calcext:value-type="float">
            <text:p>1136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357" calcext:value-type="float">
            <text:p>1135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1" calcext:value-type="float">
            <text:p>1</text:p>
          </table:table-cell>
          <table:table-cell office:value-type="float" office:value="11358" calcext:value-type="float">
            <text:p>1135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2" calcext:value-type="float">
            <text:p>2</text:p>
          </table:table-cell>
          <table:table-cell office:value-type="float" office:value="11359" calcext:value-type="float">
            <text:p>11359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3" calcext:value-type="float">
            <text:p>3</text:p>
          </table:table-cell>
          <table:table-cell office:value-type="float" office:value="11360" calcext:value-type="float">
            <text:p>1136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4" calcext:value-type="float">
            <text:p>4</text:p>
          </table:table-cell>
          <table:table-cell office:value-type="float" office:value="11361" calcext:value-type="float">
            <text:p>1136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362" calcext:value-type="float">
            <text:p>113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No sabe)</text:p>
          </table:table-cell>
          <table:table-cell office:value-type="float" office:value="11363" calcext:value-type="float">
            <text:p>1136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357" calcext:value-type="float">
            <text:p>1135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1" calcext:value-type="float">
            <text:p>1</text:p>
          </table:table-cell>
          <table:table-cell office:value-type="float" office:value="11358" calcext:value-type="float">
            <text:p>1135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2" calcext:value-type="float">
            <text:p>2</text:p>
          </table:table-cell>
          <table:table-cell office:value-type="float" office:value="11359" calcext:value-type="float">
            <text:p>11359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3" calcext:value-type="float">
            <text:p>3</text:p>
          </table:table-cell>
          <table:table-cell office:value-type="float" office:value="11360" calcext:value-type="float">
            <text:p>1136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4" calcext:value-type="float">
            <text:p>4</text:p>
          </table:table-cell>
          <table:table-cell office:value-type="float" office:value="11361" calcext:value-type="float">
            <text:p>1136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362" calcext:value-type="float">
            <text:p>113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No sabe)</text:p>
          </table:table-cell>
          <table:table-cell office:value-type="float" office:value="11363" calcext:value-type="float">
            <text:p>1136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11364" calcext:value-type="float">
            <text:p>1136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11365" calcext:value-type="float">
            <text:p>1136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No sabe)</text:p>
          </table:table-cell>
          <table:table-cell office:value-type="float" office:value="11366" calcext:value-type="float">
            <text:p>1136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La mayoría de la gente intentaría aprovecharse de mí</text:p>
          </table:table-cell>
          <table:table-cell office:value-type="float" office:value="11367" calcext:value-type="float">
            <text:p>1136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368" calcext:value-type="float">
            <text:p>1136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No sabe)</text:p>
          </table:table-cell>
          <table:table-cell office:value-type="float" office:value="11369" calcext:value-type="float">
            <text:p>1136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ORAS: Y MINUTOS:</text:p>
          </table:table-cell>
          <table:table-cell office:value-type="float" office:value="9493" calcext:value-type="float">
            <text:p>949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No sabe)</text:p>
          </table:table-cell>
          <table:table-cell office:value-type="float" office:value="9494" calcext:value-type="float">
            <text:p>9494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370" calcext:value-type="float">
            <text:p>1137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371" calcext:value-type="float">
            <text:p>1137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No sabe)</text:p>
          </table:table-cell>
          <table:table-cell office:value-type="float" office:value="11372" calcext:value-type="float">
            <text:p>1137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Escribir)</text:p>
          </table:table-cell>
          <table:table-cell office:value-type="float" office:value="11324" calcext:value-type="float">
            <text:p>1132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No sabe)</text:p>
          </table:table-cell>
          <table:table-cell office:value-type="float" office:value="11325" calcext:value-type="float">
            <text:p>1132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Escribir)</text:p>
          </table:table-cell>
          <table:table-cell office:value-type="float" office:value="11324" calcext:value-type="float">
            <text:p>1132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No sabe)</text:p>
          </table:table-cell>
          <table:table-cell office:value-type="float" office:value="11325" calcext:value-type="float">
            <text:p>1132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Escribir)</text:p>
          </table:table-cell>
          <table:table-cell office:value-type="float" office:value="11324" calcext:value-type="float">
            <text:p>1132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No sabe)</text:p>
          </table:table-cell>
          <table:table-cell office:value-type="float" office:value="11325" calcext:value-type="float">
            <text:p>1132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supuesto que sí</text:p>
          </table:table-cell>
          <table:table-cell office:value-type="float" office:value="11373" calcext:value-type="float">
            <text:p>1137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374" calcext:value-type="float">
            <text:p>1137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375" calcext:value-type="float">
            <text:p>1137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e no</text:p>
          </table:table-cell>
          <table:table-cell office:value-type="float" office:value="11376" calcext:value-type="float">
            <text:p>1137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377" calcext:value-type="float">
            <text:p>1137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No sabe)</text:p>
          </table:table-cell>
          <table:table-cell office:value-type="float" office:value="11378" calcext:value-type="float">
            <text:p>1137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Por supuesto que sí</text:p>
          </table:table-cell>
          <table:table-cell office:value-type="float" office:value="11373" calcext:value-type="float">
            <text:p>1137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374" calcext:value-type="float">
            <text:p>1137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375" calcext:value-type="float">
            <text:p>1137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e no</text:p>
          </table:table-cell>
          <table:table-cell office:value-type="float" office:value="11376" calcext:value-type="float">
            <text:p>1137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377" calcext:value-type="float">
            <text:p>1137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No sabe)</text:p>
          </table:table-cell>
          <table:table-cell office:value-type="float" office:value="11378" calcext:value-type="float">
            <text:p>1137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Por supuesto que sí</text:p>
          </table:table-cell>
          <table:table-cell office:value-type="float" office:value="11373" calcext:value-type="float">
            <text:p>1137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374" calcext:value-type="float">
            <text:p>1137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375" calcext:value-type="float">
            <text:p>1137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e no</text:p>
          </table:table-cell>
          <table:table-cell office:value-type="float" office:value="11376" calcext:value-type="float">
            <text:p>1137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377" calcext:value-type="float">
            <text:p>1137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No sabe)</text:p>
          </table:table-cell>
          <table:table-cell office:value-type="float" office:value="11378" calcext:value-type="float">
            <text:p>1137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uy en desacuerdo</text:p>
          </table:table-cell>
          <table:table-cell office:value-type="float" office:value="11379" calcext:value-type="float">
            <text:p>1137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En desacuerdo</text:p>
          </table:table-cell>
          <table:table-cell office:value-type="float" office:value="11380" calcext:value-type="float">
            <text:p>1138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81" calcext:value-type="float">
            <text:p>1138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De acuerdo</text:p>
          </table:table-cell>
          <table:table-cell office:value-type="float" office:value="11382" calcext:value-type="float">
            <text:p>1138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Muy de acuerdo</text:p>
          </table:table-cell>
          <table:table-cell office:value-type="float" office:value="11383" calcext:value-type="float">
            <text:p>1138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No sabe)</text:p>
          </table:table-cell>
          <table:table-cell office:value-type="float" office:value="11384" calcext:value-type="float">
            <text:p>1138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uy en desacuerdo</text:p>
          </table:table-cell>
          <table:table-cell office:value-type="float" office:value="11379" calcext:value-type="float">
            <text:p>1137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En desacuerdo</text:p>
          </table:table-cell>
          <table:table-cell office:value-type="float" office:value="11380" calcext:value-type="float">
            <text:p>1138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81" calcext:value-type="float">
            <text:p>1138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De acuerdo</text:p>
          </table:table-cell>
          <table:table-cell office:value-type="float" office:value="11382" calcext:value-type="float">
            <text:p>1138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Muy de acuerdo</text:p>
          </table:table-cell>
          <table:table-cell office:value-type="float" office:value="11383" calcext:value-type="float">
            <text:p>1138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No sabe)</text:p>
          </table:table-cell>
          <table:table-cell office:value-type="float" office:value="11384" calcext:value-type="float">
            <text:p>1138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Muy en desacuerdo</text:p>
          </table:table-cell>
          <table:table-cell office:value-type="float" office:value="11379" calcext:value-type="float">
            <text:p>1137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En desacuerdo</text:p>
          </table:table-cell>
          <table:table-cell office:value-type="float" office:value="11380" calcext:value-type="float">
            <text:p>1138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381" calcext:value-type="float">
            <text:p>1138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De acuerdo</text:p>
          </table:table-cell>
          <table:table-cell office:value-type="float" office:value="11382" calcext:value-type="float">
            <text:p>1138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Muy de acuerdo</text:p>
          </table:table-cell>
          <table:table-cell office:value-type="float" office:value="11383" calcext:value-type="float">
            <text:p>1138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No sabe)</text:p>
          </table:table-cell>
          <table:table-cell office:value-type="float" office:value="11384" calcext:value-type="float">
            <text:p>1138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Muy insatisfecho</text:p>
          </table:table-cell>
          <table:table-cell office:value-type="float" office:value="11385" calcext:value-type="float">
            <text:p>1138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386" calcext:value-type="float">
            <text:p>1138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387" calcext:value-type="float">
            <text:p>1138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Muy satisfecho</text:p>
          </table:table-cell>
          <table:table-cell office:value-type="float" office:value="11388" calcext:value-type="float">
            <text:p>1138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No sabe)</text:p>
          </table:table-cell>
          <table:table-cell office:value-type="float" office:value="11389" calcext:value-type="float">
            <text:p>1138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Muy insatisfecho</text:p>
          </table:table-cell>
          <table:table-cell office:value-type="float" office:value="11385" calcext:value-type="float">
            <text:p>1138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386" calcext:value-type="float">
            <text:p>1138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387" calcext:value-type="float">
            <text:p>1138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Muy satisfecho</text:p>
          </table:table-cell>
          <table:table-cell office:value-type="float" office:value="11388" calcext:value-type="float">
            <text:p>1138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No sabe)</text:p>
          </table:table-cell>
          <table:table-cell office:value-type="float" office:value="11389" calcext:value-type="float">
            <text:p>1138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Muy insatisfecho</text:p>
          </table:table-cell>
          <table:table-cell office:value-type="float" office:value="11385" calcext:value-type="float">
            <text:p>1138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386" calcext:value-type="float">
            <text:p>1138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387" calcext:value-type="float">
            <text:p>1138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Muy satisfecho</text:p>
          </table:table-cell>
          <table:table-cell office:value-type="float" office:value="11388" calcext:value-type="float">
            <text:p>1138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No sabe)</text:p>
          </table:table-cell>
          <table:table-cell office:value-type="float" office:value="11389" calcext:value-type="float">
            <text:p>11389</text:p>
          </table:table-cell>
          <table:table-cell office:value-type="float" office:value="1445" calcext:value-type="float">
            <text:p>144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SPA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1_2002_SPA_ES_6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n vamos a hablar de su vida y sentimientos.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Hay personas de otros países que vienen a vivir a España por distintas razones.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lgunos son descendientes de españoles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tros vienen a trabajar o para reunirse con sus familia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tros vienen porque están amenazados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quí hay algunas preguntas sobre este tema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1_2002_SPA_ES_15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TODOS: Las siguientes preguntas son sobre organizaciones en las que alguna gente participa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1_2002_SPA_ES_20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Finalmente, me gustaría hacerle algunas preguntas sobre usted y sobre el resto de las personas que viven con usted en este hogar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1_2002_SPA_ES_28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MIENTRAS, ENTREVISTADOR: RELLENE LAS PREGUNTAS A CONTINUACIÓN.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n política a veces se habla de “izquierda” y “derecha”.</text:p>
          </table:table-cell>
          <table:table-cell office:value-type="float" office:value="132" calcext:value-type="float">
            <text:p>132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.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EGUNTAR A TODOS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JETA 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STRAR TARJETA 25.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JETA 26.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JETA 2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RAR TARJETA 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RAR TARJETA 2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RAR TARJETA 3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RAR TARJETA 3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MOSTRAR TARJETA 3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RAR TARJETA 3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RAR TARJETA 3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STRAR TARJETA 34.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ER EN ALTO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OSTRAR TARJETA 3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OSTRAR TARJETA 3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OSTRAR TARJETA 3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OSTRAR TARJETA 3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OSTRAR TARJETA 3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MOSTRAR TARJETA 3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UGERIR CATEGORÍAS DE RESPUEST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UGERIR CATEGORÍAS DE RESPUEST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OSTRAR TARJETA 4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OSTRAR TARJETA 4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MOSTRAR TARJETA 4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OSTRAR TARJETA 4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LEER CADA ORGANIZACIÓN EN ALTO Y DE FORMA PAUSADA.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INSISTIR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JETA 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OSTRAR TARJETA 4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OSTRAR TARJETA 4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OSTRAR TARJETA 46.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ER EN ALTO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LEER EN ALTO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MOSTRAR TARJETA 47.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MOSTRAR TARJETA 4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LEER EN ALTO.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Utilice, por favor, esta tarjeta.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NOTAR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Por favor, marque la casilla que mejor represente su opinión.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NOTAR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NOTAR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u puntuación: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u puntuación: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u puntuación: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62" calcext:value-type="float">
            <text:p>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46:07.90411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47:26.669351608</dc:date>
    <meta:editing-duration>PT3M26S</meta:editing-duration>
    <meta:editing-cycles>8</meta:editing-cycles>
    <meta:generator>LibreOffice/6.0.7.3$Linux_X86_64 LibreOffice_project/00m0$Build-3</meta:generator>
    <meta:document-statistic meta:table-count="4" meta:cell-count="13732" meta:object-count="0"/>
  </office:meta>
</office:document-meta>
</file>